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三層CNN、count、雑巾絞り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avg_ply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253" calcext:value-type="float">
            <text:p>1253</text:p>
          </table:table-cell>
          <table:table-cell office:value-type="float" office:value="1487" calcext:value-type="float">
            <text:p>1487</text:p>
          </table:table-cell>
          <table:table-cell office:value-type="float" office:value="21.8708" calcext:value-type="float">
            <text:p>21.8708</text:p>
          </table:table-cell>
          <table:table-cell office:value-type="float" office:value="0.556629" calcext:value-type="float">
            <text:p>0.556629</text:p>
          </table:table-cell>
          <table:table-cell office:value-type="float" office:value="0.683183199080167" calcext:value-type="float">
            <text:p>0.683183199080167</text:p>
          </table:table-cell>
          <table:table-cell office:value-type="float" office:value="0.6864" calcext:value-type="float">
            <text:p>0.6864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320" calcext:value-type="float">
            <text:p>1320</text:p>
          </table:table-cell>
          <table:table-cell office:value-type="float" office:value="1622" calcext:value-type="float">
            <text:p>1622</text:p>
          </table:table-cell>
          <table:table-cell office:value-type="float" office:value="22.5314" calcext:value-type="float">
            <text:p>22.5314</text:p>
          </table:table-cell>
          <table:table-cell office:value-type="float" office:value="0.52676" calcext:value-type="float">
            <text:p>0.52676</text:p>
          </table:table-cell>
          <table:table-cell office:value-type="float" office:value="0.598394970772471" calcext:value-type="float">
            <text:p>0.598394970772471</text:p>
          </table:table-cell>
          <table:table-cell office:value-type="float" office:value="0.7498" calcext:value-type="float">
            <text:p>0.7498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277" calcext:value-type="float">
            <text:p>1277</text:p>
          </table:table-cell>
          <table:table-cell office:value-type="float" office:value="1491" calcext:value-type="float">
            <text:p>1491</text:p>
          </table:table-cell>
          <table:table-cell office:value-type="float" office:value="22.0155" calcext:value-type="float">
            <text:p>22.0155</text:p>
          </table:table-cell>
          <table:table-cell office:value-type="float" office:value="0.550855" calcext:value-type="float">
            <text:p>0.550855</text:p>
          </table:table-cell>
          <table:table-cell office:value-type="float" office:value="0.39036311064997" calcext:value-type="float">
            <text:p>0.39036311064997</text:p>
          </table:table-cell>
          <table:table-cell office:value-type="float" office:value="0.7796" calcext:value-type="float">
            <text:p>0.779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085" calcext:value-type="float">
            <text:p>1085</text:p>
          </table:table-cell>
          <table:table-cell office:value-type="float" office:value="1632" calcext:value-type="float">
            <text:p>1632</text:p>
          </table:table-cell>
          <table:table-cell office:value-type="float" office:value="22.5849" calcext:value-type="float">
            <text:p>22.5849</text:p>
          </table:table-cell>
          <table:table-cell office:value-type="float" office:value="0.577837" calcext:value-type="float">
            <text:p>0.577837</text:p>
          </table:table-cell>
          <table:table-cell office:value-type="float" office:value="0.463840667434833" calcext:value-type="float">
            <text:p>0.463840667434833</text:p>
          </table:table-cell>
          <table:table-cell office:value-type="float" office:value="0.7835" calcext:value-type="float">
            <text:p>0.783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094" calcext:value-type="float">
            <text:p>1094</text:p>
          </table:table-cell>
          <table:table-cell office:value-type="float" office:value="1693" calcext:value-type="float">
            <text:p>1693</text:p>
          </table:table-cell>
          <table:table-cell office:value-type="float" office:value="22.7397" calcext:value-type="float">
            <text:p>22.7397</text:p>
          </table:table-cell>
          <table:table-cell office:value-type="float" office:value="0.569065" calcext:value-type="float">
            <text:p>0.569065</text:p>
          </table:table-cell>
          <table:table-cell office:value-type="float" office:value="0.502474151328206" calcext:value-type="float">
            <text:p>0.502474151328206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40" calcext:value-type="float">
            <text:p>740</text:p>
          </table:table-cell>
          <table:table-cell office:value-type="float" office:value="2563" calcext:value-type="float">
            <text:p>2563</text:p>
          </table:table-cell>
          <table:table-cell office:value-type="float" office:value="23.4091" calcext:value-type="float">
            <text:p>23.4091</text:p>
          </table:table-cell>
          <table:table-cell office:value-type="float" office:value="0.551077" calcext:value-type="float">
            <text:p>0.551077</text:p>
          </table:table-cell>
          <table:table-cell office:value-type="float" office:value="0.60012778968921" calcext:value-type="float">
            <text:p>0.60012778968921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75" calcext:value-type="float">
            <text:p>775</text:p>
          </table:table-cell>
          <table:table-cell office:value-type="float" office:value="2715" calcext:value-type="float">
            <text:p>2715</text:p>
          </table:table-cell>
          <table:table-cell office:value-type="float" office:value="23.4848" calcext:value-type="float">
            <text:p>23.4848</text:p>
          </table:table-cell>
          <table:table-cell office:value-type="float" office:value="0.526427" calcext:value-type="float">
            <text:p>0.526427</text:p>
          </table:table-cell>
          <table:table-cell office:value-type="float" office:value="0.530379477613566" calcext:value-type="float">
            <text:p>0.530379477613566</text:p>
          </table:table-cell>
          <table:table-cell office:value-type="float" office:value="0.7901" calcext:value-type="float">
            <text:p>0.790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41" calcext:value-type="float">
            <text:p>741</text:p>
          </table:table-cell>
          <table:table-cell office:value-type="float" office:value="3108" calcext:value-type="float">
            <text:p>3108</text:p>
          </table:table-cell>
          <table:table-cell office:value-type="float" office:value="23.7486" calcext:value-type="float">
            <text:p>23.7486</text:p>
          </table:table-cell>
          <table:table-cell office:value-type="float" office:value="0.49034" calcext:value-type="float">
            <text:p>0.49034</text:p>
          </table:table-cell>
          <table:table-cell office:value-type="float" office:value="0.491963112339128" calcext:value-type="float">
            <text:p>0.491963112339128</text:p>
          </table:table-cell>
          <table:table-cell office:value-type="float" office:value="0.7989" calcext:value-type="float">
            <text:p>0.798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848" calcext:value-type="float">
            <text:p>848</text:p>
          </table:table-cell>
          <table:table-cell office:value-type="float" office:value="2238" calcext:value-type="float">
            <text:p>2238</text:p>
          </table:table-cell>
          <table:table-cell office:value-type="float" office:value="22.8899" calcext:value-type="float">
            <text:p>22.8899</text:p>
          </table:table-cell>
          <table:table-cell office:value-type="float" office:value="0.56318" calcext:value-type="float">
            <text:p>0.56318</text:p>
          </table:table-cell>
          <table:table-cell office:value-type="float" office:value="0.961192296417604" calcext:value-type="float">
            <text:p>0.961192296417604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14" calcext:value-type="float">
            <text:p>814</text:p>
          </table:table-cell>
          <table:table-cell office:value-type="float" office:value="2810" calcext:value-type="float">
            <text:p>2810</text:p>
          </table:table-cell>
          <table:table-cell office:value-type="float" office:value="23.4086" calcext:value-type="float">
            <text:p>23.4086</text:p>
          </table:table-cell>
          <table:table-cell office:value-type="float" office:value="0.507217" calcext:value-type="float">
            <text:p>0.507217</text:p>
          </table:table-cell>
          <table:table-cell office:value-type="float" office:value="0.525610492090035" calcext:value-type="float">
            <text:p>0.525610492090035</text:p>
          </table:table-cell>
          <table:table-cell office:value-type="float" office:value="0.8041" calcext:value-type="float">
            <text:p>0.804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54" calcext:value-type="float">
            <text:p>454</text:p>
          </table:table-cell>
          <table:table-cell office:value-type="float" office:value="2554" calcext:value-type="float">
            <text:p>2554</text:p>
          </table:table-cell>
          <table:table-cell office:value-type="float" office:value="23.3673" calcext:value-type="float">
            <text:p>23.3673</text:p>
          </table:table-cell>
          <table:table-cell office:value-type="float" office:value="0.61559" calcext:value-type="float">
            <text:p>0.61559</text:p>
          </table:table-cell>
          <table:table-cell office:value-type="float" office:value="0.544126594396147" calcext:value-type="float">
            <text:p>0.544126594396147</text:p>
          </table:table-cell>
          <table:table-cell office:value-type="float" office:value="0.7925" calcext:value-type="float">
            <text:p>0.792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45" calcext:value-type="float">
            <text:p>745</text:p>
          </table:table-cell>
          <table:table-cell office:value-type="float" office:value="2966" calcext:value-type="float">
            <text:p>2966</text:p>
          </table:table-cell>
          <table:table-cell office:value-type="float" office:value="23.6718" calcext:value-type="float">
            <text:p>23.6718</text:p>
          </table:table-cell>
          <table:table-cell office:value-type="float" office:value="0.505219" calcext:value-type="float">
            <text:p>0.505219</text:p>
          </table:table-cell>
          <table:table-cell office:value-type="float" office:value="0.566070805005237" calcext:value-type="float">
            <text:p>0.566070805005237</text:p>
          </table:table-cell>
          <table:table-cell office:value-type="float" office:value="0.7953" calcext:value-type="float">
            <text:p>0.795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853" calcext:value-type="float">
            <text:p>853</text:p>
          </table:table-cell>
          <table:table-cell office:value-type="float" office:value="2547" calcext:value-type="float">
            <text:p>2547</text:p>
          </table:table-cell>
          <table:table-cell office:value-type="float" office:value="23.3005" calcext:value-type="float">
            <text:p>23.3005</text:p>
          </table:table-cell>
          <table:table-cell office:value-type="float" office:value="0.527759" calcext:value-type="float">
            <text:p>0.527759</text:p>
          </table:table-cell>
          <table:table-cell office:value-type="float" office:value="0.618994873298741" calcext:value-type="float">
            <text:p>0.618994873298741</text:p>
          </table:table-cell>
          <table:table-cell office:value-type="float" office:value="0.8135" calcext:value-type="float">
            <text:p>0.813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02" calcext:value-type="float">
            <text:p>602</text:p>
          </table:table-cell>
          <table:table-cell office:value-type="float" office:value="3263" calcext:value-type="float">
            <text:p>3263</text:p>
          </table:table-cell>
          <table:table-cell office:value-type="float" office:value="23.8168" calcext:value-type="float">
            <text:p>23.8168</text:p>
          </table:table-cell>
          <table:table-cell office:value-type="float" office:value="0.503997" calcext:value-type="float">
            <text:p>0.503997</text:p>
          </table:table-cell>
          <table:table-cell office:value-type="float" office:value="0.398660564679555" calcext:value-type="float">
            <text:p>0.398660564679555</text:p>
          </table:table-cell>
          <table:table-cell office:value-type="float" office:value="0.8043" calcext:value-type="float">
            <text:p>0.804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56" calcext:value-type="float">
            <text:p>856</text:p>
          </table:table-cell>
          <table:table-cell office:value-type="float" office:value="2718" calcext:value-type="float">
            <text:p>2718</text:p>
          </table:table-cell>
          <table:table-cell office:value-type="float" office:value="23.3273" calcext:value-type="float">
            <text:p>23.3273</text:p>
          </table:table-cell>
          <table:table-cell office:value-type="float" office:value="0.508106" calcext:value-type="float">
            <text:p>0.508106</text:p>
          </table:table-cell>
          <table:table-cell office:value-type="float" office:value="0.498604709234874" calcext:value-type="float">
            <text:p>0.498604709234874</text:p>
          </table:table-cell>
          <table:table-cell office:value-type="float" office:value="0.8081" calcext:value-type="float">
            <text:p>0.808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22" calcext:value-type="float">
            <text:p>722</text:p>
          </table:table-cell>
          <table:table-cell office:value-type="float" office:value="3217" calcext:value-type="float">
            <text:p>3217</text:p>
          </table:table-cell>
          <table:table-cell office:value-type="float" office:value="23.7551" calcext:value-type="float">
            <text:p>23.7551</text:p>
          </table:table-cell>
          <table:table-cell office:value-type="float" office:value="0.482456" calcext:value-type="float">
            <text:p>0.482456</text:p>
          </table:table-cell>
          <table:table-cell office:value-type="float" office:value="0.376576726387241" calcext:value-type="float">
            <text:p>0.376576726387241</text:p>
          </table:table-cell>
          <table:table-cell office:value-type="float" office:value="0.8131" calcext:value-type="float">
            <text:p>0.813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41" calcext:value-type="float">
            <text:p>841</text:p>
          </table:table-cell>
          <table:table-cell office:value-type="float" office:value="3230" calcext:value-type="float">
            <text:p>3230</text:p>
          </table:table-cell>
          <table:table-cell office:value-type="float" office:value="23.626" calcext:value-type="float">
            <text:p>23.626</text:p>
          </table:table-cell>
          <table:table-cell office:value-type="float" office:value="0.454586" calcext:value-type="float">
            <text:p>0.454586</text:p>
          </table:table-cell>
          <table:table-cell office:value-type="float" office:value="0.470970078157104" calcext:value-type="float">
            <text:p>0.470970078157104</text:p>
          </table:table-cell>
          <table:table-cell office:value-type="float" office:value="0.7965" calcext:value-type="float">
            <text:p>0.796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783" calcext:value-type="float">
            <text:p>783</text:p>
          </table:table-cell>
          <table:table-cell office:value-type="float" office:value="2657" calcext:value-type="float">
            <text:p>2657</text:p>
          </table:table-cell>
          <table:table-cell office:value-type="float" office:value="22.9149" calcext:value-type="float">
            <text:p>22.9149</text:p>
          </table:table-cell>
          <table:table-cell office:value-type="float" office:value="0.53109" calcext:value-type="float">
            <text:p>0.53109</text:p>
          </table:table-cell>
          <table:table-cell office:value-type="float" office:value="0.558555608904947" calcext:value-type="float">
            <text:p>0.558555608904947</text:p>
          </table:table-cell>
          <table:table-cell office:value-type="float" office:value="0.8155" calcext:value-type="float">
            <text:p>0.815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12" calcext:value-type="float">
            <text:p>612</text:p>
          </table:table-cell>
          <table:table-cell office:value-type="float" office:value="3077" calcext:value-type="float">
            <text:p>3077</text:p>
          </table:table-cell>
          <table:table-cell office:value-type="float" office:value="23.6924" calcext:value-type="float">
            <text:p>23.6924</text:p>
          </table:table-cell>
          <table:table-cell office:value-type="float" office:value="0.522429" calcext:value-type="float">
            <text:p>0.522429</text:p>
          </table:table-cell>
          <table:table-cell office:value-type="float" office:value="0.495374238011327" calcext:value-type="float">
            <text:p>0.495374238011327</text:p>
          </table:table-cell>
          <table:table-cell office:value-type="float" office:value="0.8143" calcext:value-type="float">
            <text:p>0.814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22" calcext:value-type="float">
            <text:p>622</text:p>
          </table:table-cell>
          <table:table-cell office:value-type="float" office:value="3273" calcext:value-type="float">
            <text:p>3273</text:p>
          </table:table-cell>
          <table:table-cell office:value-type="float" office:value="23.5632" calcext:value-type="float">
            <text:p>23.5632</text:p>
          </table:table-cell>
          <table:table-cell office:value-type="float" office:value="0.498445" calcext:value-type="float">
            <text:p>0.498445</text:p>
          </table:table-cell>
          <table:table-cell office:value-type="float" office:value="0.362176741303739" calcext:value-type="float">
            <text:p>0.362176741303739</text:p>
          </table:table-cell>
          <table:table-cell office:value-type="float" office:value="0.8047" calcext:value-type="float">
            <text:p>0.804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49" calcext:value-type="float">
            <text:p>649</text:p>
          </table:table-cell>
          <table:table-cell office:value-type="float" office:value="3093" calcext:value-type="float">
            <text:p>3093</text:p>
          </table:table-cell>
          <table:table-cell office:value-type="float" office:value="23.5834" calcext:value-type="float">
            <text:p>23.5834</text:p>
          </table:table-cell>
          <table:table-cell office:value-type="float" office:value="0.512436" calcext:value-type="float">
            <text:p>0.512436</text:p>
          </table:table-cell>
          <table:table-cell office:value-type="float" office:value="0.397203965081149" calcext:value-type="float">
            <text:p>0.397203965081149</text:p>
          </table:table-cell>
          <table:table-cell office:value-type="float" office:value="0.8198" calcext:value-type="float">
            <text:p>0.81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18" calcext:value-type="float">
            <text:p>718</text:p>
          </table:table-cell>
          <table:table-cell office:value-type="float" office:value="3284" calcext:value-type="float">
            <text:p>3284</text:p>
          </table:table-cell>
          <table:table-cell office:value-type="float" office:value="23.8283" calcext:value-type="float">
            <text:p>23.8283</text:p>
          </table:table-cell>
          <table:table-cell office:value-type="float" office:value="0.475905" calcext:value-type="float">
            <text:p>0.475905</text:p>
          </table:table-cell>
          <table:table-cell office:value-type="float" office:value="0.342871651741653" calcext:value-type="float">
            <text:p>0.342871651741653</text:p>
          </table:table-cell>
          <table:table-cell office:value-type="float" office:value="0.8197" calcext:value-type="float">
            <text:p>0.819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07" calcext:value-type="float">
            <text:p>507</text:p>
          </table:table-cell>
          <table:table-cell office:value-type="float" office:value="3181" calcext:value-type="float">
            <text:p>3181</text:p>
          </table:table-cell>
          <table:table-cell office:value-type="float" office:value="23.6411" calcext:value-type="float">
            <text:p>23.6411</text:p>
          </table:table-cell>
          <table:table-cell office:value-type="float" office:value="0.534199" calcext:value-type="float">
            <text:p>0.534199</text:p>
          </table:table-cell>
          <table:table-cell office:value-type="float" office:value="0.411143329272118" calcext:value-type="float">
            <text:p>0.411143329272118</text:p>
          </table:table-cell>
          <table:table-cell office:value-type="float" office:value="0.8223" calcext:value-type="float">
            <text:p>0.822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49" calcext:value-type="float">
            <text:p>649</text:p>
          </table:table-cell>
          <table:table-cell office:value-type="float" office:value="3178" calcext:value-type="float">
            <text:p>3178</text:p>
          </table:table-cell>
          <table:table-cell office:value-type="float" office:value="23.6558" calcext:value-type="float">
            <text:p>23.6558</text:p>
          </table:table-cell>
          <table:table-cell office:value-type="float" office:value="0.502998" calcext:value-type="float">
            <text:p>0.502998</text:p>
          </table:table-cell>
          <table:table-cell office:value-type="float" office:value="0.377864186057909" calcext:value-type="float">
            <text:p>0.377864186057909</text:p>
          </table:table-cell>
          <table:table-cell office:value-type="float" office:value="0.8242" calcext:value-type="float">
            <text:p>0.824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36" calcext:value-type="float">
            <text:p>536</text:p>
          </table:table-cell>
          <table:table-cell office:value-type="float" office:value="3029" calcext:value-type="float">
            <text:p>3029</text:p>
          </table:table-cell>
          <table:table-cell office:value-type="float" office:value="23.6471" calcext:value-type="float">
            <text:p>23.6471</text:p>
          </table:table-cell>
          <table:table-cell office:value-type="float" office:value="0.544637" calcext:value-type="float">
            <text:p>0.544637</text:p>
          </table:table-cell>
          <table:table-cell office:value-type="float" office:value="0.393508275832014" calcext:value-type="float">
            <text:p>0.393508275832014</text:p>
          </table:table-cell>
          <table:table-cell office:value-type="float" office:value="0.8216" calcext:value-type="float">
            <text:p>0.82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37" calcext:value-type="float">
            <text:p>637</text:p>
          </table:table-cell>
          <table:table-cell office:value-type="float" office:value="3191" calcext:value-type="float">
            <text:p>3191</text:p>
          </table:table-cell>
          <table:table-cell office:value-type="float" office:value="23.7304" calcext:value-type="float">
            <text:p>23.7304</text:p>
          </table:table-cell>
          <table:table-cell office:value-type="float" office:value="0.504219" calcext:value-type="float">
            <text:p>0.504219</text:p>
          </table:table-cell>
          <table:table-cell office:value-type="float" office:value="0.430540315579333" calcext:value-type="float">
            <text:p>0.430540315579333</text:p>
          </table:table-cell>
          <table:table-cell office:value-type="float" office:value="0.8263" calcext:value-type="float">
            <text:p>0.82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03" calcext:value-type="float">
            <text:p>503</text:p>
          </table:table-cell>
          <table:table-cell office:value-type="float" office:value="3037" calcext:value-type="float">
            <text:p>3037</text:p>
          </table:table-cell>
          <table:table-cell office:value-type="float" office:value="23.5084" calcext:value-type="float">
            <text:p>23.5084</text:p>
          </table:table-cell>
          <table:table-cell office:value-type="float" office:value="0.550977" calcext:value-type="float">
            <text:p>0.550977</text:p>
          </table:table-cell>
          <table:table-cell office:value-type="float" office:value="0.466753740922211" calcext:value-type="float">
            <text:p>0.466753740922211</text:p>
          </table:table-cell>
          <table:table-cell office:value-type="float" office:value="0.8262" calcext:value-type="float">
            <text:p>0.826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10" calcext:value-type="float">
            <text:p>710</text:p>
          </table:table-cell>
          <table:table-cell office:value-type="float" office:value="2918" calcext:value-type="float">
            <text:p>2918</text:p>
          </table:table-cell>
          <table:table-cell office:value-type="float" office:value="23.3344" calcext:value-type="float">
            <text:p>23.3344</text:p>
          </table:table-cell>
          <table:table-cell office:value-type="float" office:value="0.518321" calcext:value-type="float">
            <text:p>0.518321</text:p>
          </table:table-cell>
          <table:table-cell office:value-type="float" office:value="0.456633941232977" calcext:value-type="float">
            <text:p>0.456633941232977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13" calcext:value-type="float">
            <text:p>813</text:p>
          </table:table-cell>
          <table:table-cell office:value-type="float" office:value="3183" calcext:value-type="float">
            <text:p>3183</text:p>
          </table:table-cell>
          <table:table-cell office:value-type="float" office:value="23.7255" calcext:value-type="float">
            <text:p>23.7255</text:p>
          </table:table-cell>
          <table:table-cell office:value-type="float" office:value="0.466023" calcext:value-type="float">
            <text:p>0.466023</text:p>
          </table:table-cell>
          <table:table-cell office:value-type="float" office:value="0.351374425258052" calcext:value-type="float">
            <text:p>0.351374425258052</text:p>
          </table:table-cell>
          <table:table-cell office:value-type="float" office:value="0.8238" calcext:value-type="float">
            <text:p>0.823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90" calcext:value-type="float">
            <text:p>490</text:p>
          </table:table-cell>
          <table:table-cell office:value-type="float" office:value="3146" calcext:value-type="float">
            <text:p>3146</text:p>
          </table:table-cell>
          <table:table-cell office:value-type="float" office:value="23.4961" calcext:value-type="float">
            <text:p>23.4961</text:p>
          </table:table-cell>
          <table:table-cell office:value-type="float" office:value="0.541861" calcext:value-type="float">
            <text:p>0.541861</text:p>
          </table:table-cell>
          <table:table-cell office:value-type="float" office:value="0.406041573129477" calcext:value-type="float">
            <text:p>0.406041573129477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33" calcext:value-type="float">
            <text:p>433</text:p>
          </table:table-cell>
          <table:table-cell office:value-type="float" office:value="3608" calcext:value-type="float">
            <text:p>3608</text:p>
          </table:table-cell>
          <table:table-cell office:value-type="float" office:value="24.0857" calcext:value-type="float">
            <text:p>24.0857</text:p>
          </table:table-cell>
          <table:table-cell office:value-type="float" office:value="0.50322" calcext:value-type="float">
            <text:p>0.50322</text:p>
          </table:table-cell>
          <table:table-cell office:value-type="float" office:value="0.17998655328202" calcext:value-type="float">
            <text:p>0.17998655328202</text:p>
          </table:table-cell>
          <table:table-cell office:value-type="float" office:value="0.8266" calcext:value-type="float">
            <text:p>0.826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64" calcext:value-type="float">
            <text:p>664</text:p>
          </table:table-cell>
          <table:table-cell office:value-type="float" office:value="2704" calcext:value-type="float">
            <text:p>2704</text:p>
          </table:table-cell>
          <table:table-cell office:value-type="float" office:value="23.2003" calcext:value-type="float">
            <text:p>23.2003</text:p>
          </table:table-cell>
          <table:table-cell office:value-type="float" office:value="0.552298" calcext:value-type="float">
            <text:p>0.552298</text:p>
          </table:table-cell>
          <table:table-cell office:value-type="float" office:value="0.43701530388366" calcext:value-type="float">
            <text:p>0.43701530388366</text:p>
          </table:table-cell>
          <table:table-cell office:value-type="float" office:value="0.8348" calcext:value-type="float">
            <text:p>0.8348</text:p>
          </table:table-cell>
        </table:table-row>
      </table:table>
      <table:table table:name="三層CNN、e-greedy、雑巾絞り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vg_ply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85" calcext:value-type="float">
            <text:p>1585</text:p>
          </table:table-cell>
          <table:table-cell office:value-type="float" office:value="818" calcext:value-type="float">
            <text:p>818</text:p>
          </table:table-cell>
          <table:table-cell office:value-type="float" office:value="0.557184" calcext:value-type="float">
            <text:p>0.557184</text:p>
          </table:table-cell>
          <table:table-cell office:value-type="float" office:value="0.861325306739686" calcext:value-type="float">
            <text:p>0.861325306739686</text:p>
          </table:table-cell>
          <table:table-cell office:value-type="float" office:value="0.7031" calcext:value-type="float">
            <text:p>0.7031</text:p>
          </table:table-cell>
          <table:table-cell office:value-type="float" office:value="18.6187" calcext:value-type="float">
            <text:p>18.6187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416" calcext:value-type="float">
            <text:p>1416</text:p>
          </table:table-cell>
          <table:table-cell office:value-type="float" office:value="988" calcext:value-type="float">
            <text:p>988</text:p>
          </table:table-cell>
          <table:table-cell office:value-type="float" office:value="0.575744" calcext:value-type="float">
            <text:p>0.575744</text:p>
          </table:table-cell>
          <table:table-cell office:value-type="float" office:value="0.702154436285622" calcext:value-type="float">
            <text:p>0.702154436285622</text:p>
          </table:table-cell>
          <table:table-cell office:value-type="float" office:value="0.7913" calcext:value-type="float">
            <text:p>0.7913</text:p>
          </table:table-cell>
          <table:table-cell office:value-type="float" office:value="19.5287" calcext:value-type="float">
            <text:p>19.528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718" calcext:value-type="float">
            <text:p>1718</text:p>
          </table:table-cell>
          <table:table-cell office:value-type="float" office:value="905" calcext:value-type="float">
            <text:p>905</text:p>
          </table:table-cell>
          <table:table-cell office:value-type="float" office:value="0.517988" calcext:value-type="float">
            <text:p>0.517988</text:p>
          </table:table-cell>
          <table:table-cell office:value-type="float" office:value="0.445623986709993" calcext:value-type="float">
            <text:p>0.445623986709993</text:p>
          </table:table-cell>
          <table:table-cell office:value-type="float" office:value="0.8257" calcext:value-type="float">
            <text:p>0.8257</text:p>
          </table:table-cell>
          <table:table-cell office:value-type="float" office:value="19.5356" calcext:value-type="float">
            <text:p>19.535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89" calcext:value-type="float">
            <text:p>1489</text:p>
          </table:table-cell>
          <table:table-cell office:value-type="float" office:value="1010" calcext:value-type="float">
            <text:p>1010</text:p>
          </table:table-cell>
          <table:table-cell office:value-type="float" office:value="0.557184" calcext:value-type="float">
            <text:p>0.557184</text:p>
          </table:table-cell>
          <table:table-cell office:value-type="float" office:value="0.42335158369903" calcext:value-type="float">
            <text:p>0.42335158369903</text:p>
          </table:table-cell>
          <table:table-cell office:value-type="float" office:value="0.8491" calcext:value-type="float">
            <text:p>0.8491</text:p>
          </table:table-cell>
          <table:table-cell office:value-type="float" office:value="19.8765" calcext:value-type="float">
            <text:p>19.876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170" calcext:value-type="float">
            <text:p>1170</text:p>
          </table:table-cell>
          <table:table-cell office:value-type="float" office:value="1345" calcext:value-type="float">
            <text:p>1345</text:p>
          </table:table-cell>
          <table:table-cell office:value-type="float" office:value="0.590828" calcext:value-type="float">
            <text:p>0.590828</text:p>
          </table:table-cell>
          <table:table-cell office:value-type="float" office:value="0.478646622571081" calcext:value-type="float">
            <text:p>0.478646622571081</text:p>
          </table:table-cell>
          <table:table-cell office:value-type="float" office:value="0.8574" calcext:value-type="float">
            <text:p>0.8574</text:p>
          </table:table-cell>
          <table:table-cell office:value-type="float" office:value="20.3547" calcext:value-type="float">
            <text:p>20.3547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084" calcext:value-type="float">
            <text:p>1084</text:p>
          </table:table-cell>
          <table:table-cell office:value-type="float" office:value="1310" calcext:value-type="float">
            <text:p>1310</text:p>
          </table:table-cell>
          <table:table-cell office:value-type="float" office:value="0.613813" calcext:value-type="float">
            <text:p>0.613813</text:p>
          </table:table-cell>
          <table:table-cell office:value-type="float" office:value="0.530924380174517" calcext:value-type="float">
            <text:p>0.530924380174517</text:p>
          </table:table-cell>
          <table:table-cell office:value-type="float" office:value="0.8563" calcext:value-type="float">
            <text:p>0.8563</text:p>
          </table:table-cell>
          <table:table-cell office:value-type="float" office:value="20.6278" calcext:value-type="float">
            <text:p>20.6278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346" calcext:value-type="float">
            <text:p>1346</text:p>
          </table:table-cell>
          <table:table-cell office:value-type="float" office:value="1504" calcext:value-type="float">
            <text:p>1504</text:p>
          </table:table-cell>
          <table:table-cell office:value-type="float" office:value="0.534088" calcext:value-type="float">
            <text:p>0.534088</text:p>
          </table:table-cell>
          <table:table-cell office:value-type="float" office:value="0.316125972934294" calcext:value-type="float">
            <text:p>0.316125972934294</text:p>
          </table:table-cell>
          <table:table-cell office:value-type="float" office:value="0.8631" calcext:value-type="float">
            <text:p>0.8631</text:p>
          </table:table-cell>
          <table:table-cell office:value-type="float" office:value="20.5114" calcext:value-type="float">
            <text:p>20.511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273" calcext:value-type="float">
            <text:p>1273</text:p>
          </table:table-cell>
          <table:table-cell office:value-type="float" office:value="1477" calcext:value-type="float">
            <text:p>1477</text:p>
          </table:table-cell>
          <table:table-cell office:value-type="float" office:value="0.553298" calcext:value-type="float">
            <text:p>0.553298</text:p>
          </table:table-cell>
          <table:table-cell office:value-type="float" office:value="0.285338214171957" calcext:value-type="float">
            <text:p>0.285338214171957</text:p>
          </table:table-cell>
          <table:table-cell office:value-type="float" office:value="0.8697" calcext:value-type="float">
            <text:p>0.8697</text:p>
          </table:table-cell>
          <table:table-cell office:value-type="float" office:value="20.3562" calcext:value-type="float">
            <text:p>20.356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281" calcext:value-type="float">
            <text:p>1281</text:p>
          </table:table-cell>
          <table:table-cell office:value-type="float" office:value="1518" calcext:value-type="float">
            <text:p>1518</text:p>
          </table:table-cell>
          <table:table-cell office:value-type="float" office:value="0.546969" calcext:value-type="float">
            <text:p>0.546969</text:p>
          </table:table-cell>
          <table:table-cell office:value-type="float" office:value="0.263115320051177" calcext:value-type="float">
            <text:p>0.263115320051177</text:p>
          </table:table-cell>
          <table:table-cell office:value-type="float" office:value="0.8687" calcext:value-type="float">
            <text:p>0.8687</text:p>
          </table:table-cell>
          <table:table-cell office:value-type="float" office:value="20.4037" calcext:value-type="float">
            <text:p>20.403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279" calcext:value-type="float">
            <text:p>1279</text:p>
          </table:table-cell>
          <table:table-cell office:value-type="float" office:value="1507" calcext:value-type="float">
            <text:p>1507</text:p>
          </table:table-cell>
          <table:table-cell office:value-type="float" office:value="0.548634" calcext:value-type="float">
            <text:p>0.548634</text:p>
          </table:table-cell>
          <table:table-cell office:value-type="float" office:value="0.249200987273879" calcext:value-type="float">
            <text:p>0.249200987273879</text:p>
          </table:table-cell>
          <table:table-cell office:value-type="float" office:value="0.8777" calcext:value-type="float">
            <text:p>0.8777</text:p>
          </table:table-cell>
          <table:table-cell office:value-type="float" office:value="20.4384" calcext:value-type="float">
            <text:p>20.438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285" calcext:value-type="float">
            <text:p>1285</text:p>
          </table:table-cell>
          <table:table-cell office:value-type="float" office:value="1544" calcext:value-type="float">
            <text:p>1544</text:p>
          </table:table-cell>
          <table:table-cell office:value-type="float" office:value="0.543193" calcext:value-type="float">
            <text:p>0.543193</text:p>
          </table:table-cell>
          <table:table-cell office:value-type="float" office:value="0.217021723074504" calcext:value-type="float">
            <text:p>0.217021723074504</text:p>
          </table:table-cell>
          <table:table-cell office:value-type="float" office:value="0.8845" calcext:value-type="float">
            <text:p>0.8845</text:p>
          </table:table-cell>
          <table:table-cell office:value-type="float" office:value="20.4175" calcext:value-type="float">
            <text:p>20.4175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313" calcext:value-type="float">
            <text:p>1313</text:p>
          </table:table-cell>
          <table:table-cell office:value-type="float" office:value="1532" calcext:value-type="float">
            <text:p>1532</text:p>
          </table:table-cell>
          <table:table-cell office:value-type="float" office:value="0.538308" calcext:value-type="float">
            <text:p>0.538308</text:p>
          </table:table-cell>
          <table:table-cell office:value-type="float" office:value="0.211367323415619" calcext:value-type="float">
            <text:p>0.211367323415619</text:p>
          </table:table-cell>
          <table:table-cell office:value-type="float" office:value="0.887" calcext:value-type="float">
            <text:p>0.887</text:p>
          </table:table-cell>
          <table:table-cell office:value-type="float" office:value="20.5321" calcext:value-type="float">
            <text:p>20.532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374" calcext:value-type="float">
            <text:p>1374</text:p>
          </table:table-cell>
          <table:table-cell office:value-type="float" office:value="1499" calcext:value-type="float">
            <text:p>1499</text:p>
          </table:table-cell>
          <table:table-cell office:value-type="float" office:value="0.528425" calcext:value-type="float">
            <text:p>0.528425</text:p>
          </table:table-cell>
          <table:table-cell office:value-type="float" office:value="0.318628441896135" calcext:value-type="float">
            <text:p>0.318628441896135</text:p>
          </table:table-cell>
          <table:table-cell office:value-type="float" office:value="0.8857" calcext:value-type="float">
            <text:p>0.8857</text:p>
          </table:table-cell>
          <table:table-cell office:value-type="float" office:value="20.5794" calcext:value-type="float">
            <text:p>20.5794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367" calcext:value-type="float">
            <text:p>1367</text:p>
          </table:table-cell>
          <table:table-cell office:value-type="float" office:value="1504" calcext:value-type="float">
            <text:p>1504</text:p>
          </table:table-cell>
          <table:table-cell office:value-type="float" office:value="0.529425" calcext:value-type="float">
            <text:p>0.529425</text:p>
          </table:table-cell>
          <table:table-cell office:value-type="float" office:value="0.201946108483013" calcext:value-type="float">
            <text:p>0.201946108483013</text:p>
          </table:table-cell>
          <table:table-cell office:value-type="float" office:value="0.8868" calcext:value-type="float">
            <text:p>0.8868</text:p>
          </table:table-cell>
          <table:table-cell office:value-type="float" office:value="20.6716" calcext:value-type="float">
            <text:p>20.671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403" calcext:value-type="float">
            <text:p>1403</text:p>
          </table:table-cell>
          <table:table-cell office:value-type="float" office:value="1462" calcext:value-type="float">
            <text:p>1462</text:p>
          </table:table-cell>
          <table:table-cell office:value-type="float" office:value="0.526094" calcext:value-type="float">
            <text:p>0.526094</text:p>
          </table:table-cell>
          <table:table-cell office:value-type="float" office:value="0.186933767983121" calcext:value-type="float">
            <text:p>0.186933767983121</text:p>
          </table:table-cell>
          <table:table-cell office:value-type="float" office:value="0.8894" calcext:value-type="float">
            <text:p>0.8894</text:p>
          </table:table-cell>
          <table:table-cell office:value-type="float" office:value="20.4437" calcext:value-type="float">
            <text:p>20.443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90" calcext:value-type="float">
            <text:p>1290</text:p>
          </table:table-cell>
          <table:table-cell office:value-type="float" office:value="1543" calcext:value-type="float">
            <text:p>1543</text:p>
          </table:table-cell>
          <table:table-cell office:value-type="float" office:value="0.542194" calcext:value-type="float">
            <text:p>0.542194</text:p>
          </table:table-cell>
          <table:table-cell office:value-type="float" office:value="0.264167549110465" calcext:value-type="float">
            <text:p>0.264167549110465</text:p>
          </table:table-cell>
          <table:table-cell office:value-type="float" office:value="0.8848" calcext:value-type="float">
            <text:p>0.8848</text:p>
          </table:table-cell>
          <table:table-cell office:value-type="float" office:value="20.5803" calcext:value-type="float">
            <text:p>20.580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310" calcext:value-type="float">
            <text:p>1310</text:p>
          </table:table-cell>
          <table:table-cell office:value-type="float" office:value="1481" calcext:value-type="float">
            <text:p>1481</text:p>
          </table:table-cell>
          <table:table-cell office:value-type="float" office:value="0.544637" calcext:value-type="float">
            <text:p>0.544637</text:p>
          </table:table-cell>
          <table:table-cell office:value-type="float" office:value="0.151277129562287" calcext:value-type="float">
            <text:p>0.151277129562287</text:p>
          </table:table-cell>
          <table:table-cell office:value-type="float" office:value="0.8878" calcext:value-type="float">
            <text:p>0.8878</text:p>
          </table:table-cell>
          <table:table-cell office:value-type="float" office:value="20.4595" calcext:value-type="float">
            <text:p>20.459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70" calcext:value-type="float">
            <text:p>1270</text:p>
          </table:table-cell>
          <table:table-cell office:value-type="float" office:value="1563" calcext:value-type="float">
            <text:p>1563</text:p>
          </table:table-cell>
          <table:table-cell office:value-type="float" office:value="0.544415" calcext:value-type="float">
            <text:p>0.544415</text:p>
          </table:table-cell>
          <table:table-cell office:value-type="float" office:value="0.178258531691875" calcext:value-type="float">
            <text:p>0.178258531691875</text:p>
          </table:table-cell>
          <table:table-cell office:value-type="float" office:value="0.8859" calcext:value-type="float">
            <text:p>0.8859</text:p>
          </table:table-cell>
          <table:table-cell office:value-type="float" office:value="20.3946" calcext:value-type="float">
            <text:p>20.394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316" calcext:value-type="float">
            <text:p>1316</text:p>
          </table:table-cell>
          <table:table-cell office:value-type="float" office:value="1531" calcext:value-type="float">
            <text:p>1531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164838710390031" calcext:value-type="float">
            <text:p>0.164838710390031</text:p>
          </table:table-cell>
          <table:table-cell office:value-type="float" office:value="0.8926" calcext:value-type="float">
            <text:p>0.8926</text:p>
          </table:table-cell>
          <table:table-cell office:value-type="float" office:value="20.5923" calcext:value-type="float">
            <text:p>20.592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293" calcext:value-type="float">
            <text:p>1293</text:p>
          </table:table-cell>
          <table:table-cell office:value-type="float" office:value="1517" calcext:value-type="float">
            <text:p>1517</text:p>
          </table:table-cell>
          <table:table-cell office:value-type="float" office:value="0.544415" calcext:value-type="float">
            <text:p>0.544415</text:p>
          </table:table-cell>
          <table:table-cell office:value-type="float" office:value="0.101310983224025" calcext:value-type="float">
            <text:p>0.101310983224025</text:p>
          </table:table-cell>
          <table:table-cell office:value-type="float" office:value="0.8944" calcext:value-type="float">
            <text:p>0.8944</text:p>
          </table:table-cell>
          <table:table-cell office:value-type="float" office:value="20.5885" calcext:value-type="float">
            <text:p>20.588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90" calcext:value-type="float">
            <text:p>1290</text:p>
          </table:table-cell>
          <table:table-cell office:value-type="float" office:value="1533" calcext:value-type="float">
            <text:p>1533</text:p>
          </table:table-cell>
          <table:table-cell office:value-type="float" office:value="0.543304" calcext:value-type="float">
            <text:p>0.543304</text:p>
          </table:table-cell>
          <table:table-cell office:value-type="float" office:value="0.088702060912129" calcext:value-type="float">
            <text:p>0.088702060912129</text:p>
          </table:table-cell>
          <table:table-cell office:value-type="float" office:value="0.8919" calcext:value-type="float">
            <text:p>0.8919</text:p>
          </table:table-cell>
          <table:table-cell office:value-type="float" office:value="20.5585" calcext:value-type="float">
            <text:p>20.5585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433" calcext:value-type="float">
            <text:p>1433</text:p>
          </table:table-cell>
          <table:table-cell office:value-type="float" office:value="1443" calcext:value-type="float">
            <text:p>1443</text:p>
          </table:table-cell>
          <table:table-cell office:value-type="float" office:value="0.521541" calcext:value-type="float">
            <text:p>0.521541</text:p>
          </table:table-cell>
          <table:table-cell office:value-type="float" office:value="0.135668057259198" calcext:value-type="float">
            <text:p>0.135668057259198</text:p>
          </table:table-cell>
          <table:table-cell office:value-type="float" office:value="0.8962" calcext:value-type="float">
            <text:p>0.8962</text:p>
          </table:table-cell>
          <table:table-cell office:value-type="float" office:value="20.5503" calcext:value-type="float">
            <text:p>20.550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385" calcext:value-type="float">
            <text:p>1385</text:p>
          </table:table-cell>
          <table:table-cell office:value-type="float" office:value="1474" calcext:value-type="float">
            <text:p>1474</text:p>
          </table:table-cell>
          <table:table-cell office:value-type="float" office:value="0.528759" calcext:value-type="float">
            <text:p>0.528759</text:p>
          </table:table-cell>
          <table:table-cell office:value-type="float" office:value="0.118316359223795" calcext:value-type="float">
            <text:p>0.118316359223795</text:p>
          </table:table-cell>
          <table:table-cell office:value-type="float" office:value="0.8958" calcext:value-type="float">
            <text:p>0.8958</text:p>
          </table:table-cell>
          <table:table-cell office:value-type="float" office:value="20.4881" calcext:value-type="float">
            <text:p>20.488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317" calcext:value-type="float">
            <text:p>1317</text:p>
          </table:table-cell>
          <table:table-cell office:value-type="float" office:value="1546" calcext:value-type="float">
            <text:p>1546</text:p>
          </table:table-cell>
          <table:table-cell office:value-type="float" office:value="0.535865" calcext:value-type="float">
            <text:p>0.535865</text:p>
          </table:table-cell>
          <table:table-cell office:value-type="float" office:value="0.076164930287934" calcext:value-type="float">
            <text:p>0.076164930287934</text:p>
          </table:table-cell>
          <table:table-cell office:value-type="float" office:value="0.9018" calcext:value-type="float">
            <text:p>0.9018</text:p>
          </table:table-cell>
          <table:table-cell office:value-type="float" office:value="20.5343" calcext:value-type="float">
            <text:p>20.534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400" calcext:value-type="float">
            <text:p>1400</text:p>
          </table:table-cell>
          <table:table-cell office:value-type="float" office:value="1468" calcext:value-type="float">
            <text:p>1468</text:p>
          </table:table-cell>
          <table:table-cell office:value-type="float" office:value="0.526094" calcext:value-type="float">
            <text:p>0.526094</text:p>
          </table:table-cell>
          <table:table-cell office:value-type="float" office:value="0.105189769753876" calcext:value-type="float">
            <text:p>0.105189769753876</text:p>
          </table:table-cell>
          <table:table-cell office:value-type="float" office:value="0.9036" calcext:value-type="float">
            <text:p>0.9036</text:p>
          </table:table-cell>
          <table:table-cell office:value-type="float" office:value="20.4501" calcext:value-type="float">
            <text:p>20.450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34" calcext:value-type="float">
            <text:p>1434</text:p>
          </table:table-cell>
          <table:table-cell office:value-type="float" office:value="1449" calcext:value-type="float">
            <text:p>1449</text:p>
          </table:table-cell>
          <table:table-cell office:value-type="float" office:value="0.520653" calcext:value-type="float">
            <text:p>0.520653</text:p>
          </table:table-cell>
          <table:table-cell office:value-type="float" office:value="0.0755035601084172" calcext:value-type="float">
            <text:p>0.075503560108417</text:p>
          </table:table-cell>
          <table:table-cell office:value-type="float" office:value="0.9052" calcext:value-type="float">
            <text:p>0.9052</text:p>
          </table:table-cell>
          <table:table-cell office:value-type="float" office:value="20.4604" calcext:value-type="float">
            <text:p>20.4604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367" calcext:value-type="float">
            <text:p>1367</text:p>
          </table:table-cell>
          <table:table-cell office:value-type="float" office:value="1500" calcext:value-type="float">
            <text:p>1500</text:p>
          </table:table-cell>
          <table:table-cell office:value-type="float" office:value="0.529765" calcext:value-type="float">
            <text:p>0.529765</text:p>
          </table:table-cell>
          <table:table-cell office:value-type="float" office:value="0.0763507342559158" calcext:value-type="float">
            <text:p>0.076350734255916</text:p>
          </table:table-cell>
          <table:table-cell office:value-type="float" office:value="0.9045" calcext:value-type="float">
            <text:p>0.9045</text:p>
          </table:table-cell>
          <table:table-cell office:value-type="float" office:value="20.6515" calcext:value-type="float">
            <text:p>20.6515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351" calcext:value-type="float">
            <text:p>1351</text:p>
          </table:table-cell>
          <table:table-cell office:value-type="float" office:value="1479" calcext:value-type="float">
            <text:p>1479</text:p>
          </table:table-cell>
          <table:table-cell office:value-type="float" office:value="0.535754" calcext:value-type="float">
            <text:p>0.535754</text:p>
          </table:table-cell>
          <table:table-cell office:value-type="float" office:value="0.0873919076346966" calcext:value-type="float">
            <text:p>0.087391907634697</text:p>
          </table:table-cell>
          <table:table-cell office:value-type="float" office:value="0.903" calcext:value-type="float">
            <text:p>0.903</text:p>
          </table:table-cell>
          <table:table-cell office:value-type="float" office:value="20.4744" calcext:value-type="float">
            <text:p>20.4744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354" calcext:value-type="float">
            <text:p>1354</text:p>
          </table:table-cell>
          <table:table-cell office:value-type="float" office:value="1495" calcext:value-type="float">
            <text:p>1495</text:p>
          </table:table-cell>
          <table:table-cell office:value-type="float" office:value="0.533311" calcext:value-type="float">
            <text:p>0.533311</text:p>
          </table:table-cell>
          <table:table-cell office:value-type="float" office:value="0.107685956772496" calcext:value-type="float">
            <text:p>0.107685956772496</text:p>
          </table:table-cell>
          <table:table-cell office:value-type="float" office:value="0.906" calcext:value-type="float">
            <text:p>0.906</text:p>
          </table:table-cell>
          <table:table-cell office:value-type="float" office:value="20.6402" calcext:value-type="float">
            <text:p>20.640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408" calcext:value-type="float">
            <text:p>1408</text:p>
          </table:table-cell>
          <table:table-cell office:value-type="float" office:value="1509" calcext:value-type="float">
            <text:p>1509</text:p>
          </table:table-cell>
          <table:table-cell office:value-type="float" office:value="0.519765" calcext:value-type="float">
            <text:p>0.519765</text:p>
          </table:table-cell>
          <table:table-cell office:value-type="float" office:value="0.086542832817356" calcext:value-type="float">
            <text:p>0.086542832817356</text:p>
          </table:table-cell>
          <table:table-cell office:value-type="float" office:value="0.9065" calcext:value-type="float">
            <text:p>0.9065</text:p>
          </table:table-cell>
          <table:table-cell office:value-type="float" office:value="20.5097" calcext:value-type="float">
            <text:p>20.5097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360" calcext:value-type="float">
            <text:p>1360</text:p>
          </table:table-cell>
          <table:table-cell office:value-type="float" office:value="1470" calcext:value-type="float">
            <text:p>1470</text:p>
          </table:table-cell>
          <table:table-cell office:value-type="float" office:value="0.534755" calcext:value-type="float">
            <text:p>0.534755</text:p>
          </table:table-cell>
          <table:table-cell office:value-type="float" office:value="0.0729075640250892" calcext:value-type="float">
            <text:p>0.072907564025089</text:p>
          </table:table-cell>
          <table:table-cell office:value-type="float" office:value="0.9065" calcext:value-type="float">
            <text:p>0.9065</text:p>
          </table:table-cell>
          <table:table-cell office:value-type="float" office:value="20.5785" calcext:value-type="float">
            <text:p>20.5785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436" calcext:value-type="float">
            <text:p>1436</text:p>
          </table:table-cell>
          <table:table-cell office:value-type="float" office:value="1394" calcext:value-type="float">
            <text:p>1394</text:p>
          </table:table-cell>
          <table:table-cell office:value-type="float" office:value="0.526211" calcext:value-type="float">
            <text:p>0.526211</text:p>
          </table:table-cell>
          <table:table-cell office:value-type="float" office:value="0.11294995770671" calcext:value-type="float">
            <text:p>0.11294995770671</text:p>
          </table:table-cell>
          <table:table-cell office:value-type="float" office:value="0.894" calcext:value-type="float">
            <text:p>0.894</text:p>
          </table:table-cell>
          <table:table-cell office:value-type="float" office:value="20.514" calcext:value-type="float">
            <text:p>20.514</text:p>
          </table:table-cell>
        </table:table-row>
      </table:table>
      <table:table table:name="pool、e-greedy、雑巾絞り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vg_ply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675" calcext:value-type="float">
            <text:p>1675</text:p>
          </table:table-cell>
          <table:table-cell office:value-type="float" office:value="789" calcext:value-type="float">
            <text:p>789</text:p>
          </table:table-cell>
          <table:table-cell office:value-type="float" office:value="0.540417" calcext:value-type="float">
            <text:p>0.540417</text:p>
          </table:table-cell>
          <table:table-cell office:value-type="float" office:value="6.85615983362007" calcext:value-type="float">
            <text:p>6.85615983362007</text:p>
          </table:table-cell>
          <table:table-cell office:value-type="float" office:value="0.6599" calcext:value-type="float">
            <text:p>0.6599</text:p>
          </table:table-cell>
          <table:table-cell office:value-type="float" office:value="18.4273" calcext:value-type="float">
            <text:p>18.427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676" calcext:value-type="float">
            <text:p>1676</text:p>
          </table:table-cell>
          <table:table-cell office:value-type="float" office:value="992" calcext:value-type="float">
            <text:p>992</text:p>
          </table:table-cell>
          <table:table-cell office:value-type="float" office:value="0.517655" calcext:value-type="float">
            <text:p>0.517655</text:p>
          </table:table-cell>
          <table:table-cell office:value-type="float" office:value="3.90899597411475" calcext:value-type="float">
            <text:p>3.90899597411475</text:p>
          </table:table-cell>
          <table:table-cell office:value-type="float" office:value="0.7022" calcext:value-type="float">
            <text:p>0.7022</text:p>
          </table:table-cell>
          <table:table-cell office:value-type="float" office:value="19.9753" calcext:value-type="float">
            <text:p>19.9753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359" calcext:value-type="float">
            <text:p>1359</text:p>
          </table:table-cell>
          <table:table-cell office:value-type="float" office:value="1058" calcext:value-type="float">
            <text:p>1058</text:p>
          </table:table-cell>
          <table:table-cell office:value-type="float" office:value="0.580724" calcext:value-type="float">
            <text:p>0.580724</text:p>
          </table:table-cell>
          <table:table-cell office:value-type="float" office:value="2.90350652041135" calcext:value-type="float">
            <text:p>2.90350652041135</text:p>
          </table:table-cell>
          <table:table-cell office:value-type="float" office:value="0.7199" calcext:value-type="float">
            <text:p>0.7199</text:p>
          </table:table-cell>
          <table:table-cell office:value-type="float" office:value="20.3065" calcext:value-type="float">
            <text:p>20.306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80" calcext:value-type="float">
            <text:p>1280</text:p>
          </table:table-cell>
          <table:table-cell office:value-type="float" office:value="1303" calcext:value-type="float">
            <text:p>1303</text:p>
          </table:table-cell>
          <table:table-cell office:value-type="float" office:value="0.571064" calcext:value-type="float">
            <text:p>0.571064</text:p>
          </table:table-cell>
          <table:table-cell office:value-type="float" office:value="2.52789249655341" calcext:value-type="float">
            <text:p>2.52789249655341</text:p>
          </table:table-cell>
          <table:table-cell office:value-type="float" office:value="0.7318" calcext:value-type="float">
            <text:p>0.7318</text:p>
          </table:table-cell>
          <table:table-cell office:value-type="float" office:value="20.8872" calcext:value-type="float">
            <text:p>20.887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174" calcext:value-type="float">
            <text:p>1174</text:p>
          </table:table-cell>
          <table:table-cell office:value-type="float" office:value="1345" calcext:value-type="float">
            <text:p>1345</text:p>
          </table:table-cell>
          <table:table-cell office:value-type="float" office:value="0.58994" calcext:value-type="float">
            <text:p>0.58994</text:p>
          </table:table-cell>
          <table:table-cell office:value-type="float" office:value="2.22985389232635" calcext:value-type="float">
            <text:p>2.22985389232635</text:p>
          </table:table-cell>
          <table:table-cell office:value-type="float" office:value="0.7189" calcext:value-type="float">
            <text:p>0.7189</text:p>
          </table:table-cell>
          <table:table-cell office:value-type="float" office:value="20.6034" calcext:value-type="float">
            <text:p>20.603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200" calcext:value-type="float">
            <text:p>1200</text:p>
          </table:table-cell>
          <table:table-cell office:value-type="float" office:value="1511" calcext:value-type="float">
            <text:p>1511</text:p>
          </table:table-cell>
          <table:table-cell office:value-type="float" office:value="0.565734" calcext:value-type="float">
            <text:p>0.565734</text:p>
          </table:table-cell>
          <table:table-cell office:value-type="float" office:value="1.91654567162304" calcext:value-type="float">
            <text:p>1.91654567162304</text:p>
          </table:table-cell>
          <table:table-cell office:value-type="float" office:value="0.7196" calcext:value-type="float">
            <text:p>0.7196</text:p>
          </table:table-cell>
          <table:table-cell office:value-type="float" office:value="20.8308" calcext:value-type="float">
            <text:p>20.830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219" calcext:value-type="float">
            <text:p>1219</text:p>
          </table:table-cell>
          <table:table-cell office:value-type="float" office:value="1497" calcext:value-type="float">
            <text:p>1497</text:p>
          </table:table-cell>
          <table:table-cell office:value-type="float" office:value="0.563069" calcext:value-type="float">
            <text:p>0.563069</text:p>
          </table:table-cell>
          <table:table-cell office:value-type="float" office:value="1.71047256194312" calcext:value-type="float">
            <text:p>1.71047256194312</text:p>
          </table:table-cell>
          <table:table-cell office:value-type="float" office:value="0.7237" calcext:value-type="float">
            <text:p>0.7237</text:p>
          </table:table-cell>
          <table:table-cell office:value-type="float" office:value="20.6072" calcext:value-type="float">
            <text:p>20.607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047" calcext:value-type="float">
            <text:p>1047</text:p>
          </table:table-cell>
          <table:table-cell office:value-type="float" office:value="1667" calcext:value-type="float">
            <text:p>1667</text:p>
          </table:table-cell>
          <table:table-cell office:value-type="float" office:value="0.58239" calcext:value-type="float">
            <text:p>0.58239</text:p>
          </table:table-cell>
          <table:table-cell office:value-type="float" office:value="1.39041776774009" calcext:value-type="float">
            <text:p>1.39041776774009</text:p>
          </table:table-cell>
          <table:table-cell office:value-type="float" office:value="0.7324" calcext:value-type="float">
            <text:p>0.7324</text:p>
          </table:table-cell>
          <table:table-cell office:value-type="float" office:value="20.5792" calcext:value-type="float">
            <text:p>20.579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116" calcext:value-type="float">
            <text:p>1116</text:p>
          </table:table-cell>
          <table:table-cell office:value-type="float" office:value="1801" calcext:value-type="float">
            <text:p>1801</text:p>
          </table:table-cell>
          <table:table-cell office:value-type="float" office:value="0.552187" calcext:value-type="float">
            <text:p>0.552187</text:p>
          </table:table-cell>
          <table:table-cell office:value-type="float" office:value="1.53095386952443" calcext:value-type="float">
            <text:p>1.53095386952443</text:p>
          </table:table-cell>
          <table:table-cell office:value-type="float" office:value="0.7176" calcext:value-type="float">
            <text:p>0.7176</text:p>
          </table:table-cell>
          <table:table-cell office:value-type="float" office:value="21.1173" calcext:value-type="float">
            <text:p>21.117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172" calcext:value-type="float">
            <text:p>1172</text:p>
          </table:table-cell>
          <table:table-cell office:value-type="float" office:value="1565" calcext:value-type="float">
            <text:p>1565</text:p>
          </table:table-cell>
          <table:table-cell office:value-type="float" office:value="0.565956" calcext:value-type="float">
            <text:p>0.565956</text:p>
          </table:table-cell>
          <table:table-cell office:value-type="float" office:value="1.69327058233064" calcext:value-type="float">
            <text:p>1.69327058233064</text:p>
          </table:table-cell>
          <table:table-cell office:value-type="float" office:value="0.7252" calcext:value-type="float">
            <text:p>0.7252</text:p>
          </table:table-cell>
          <table:table-cell office:value-type="float" office:value="20.5914" calcext:value-type="float">
            <text:p>20.5914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180" calcext:value-type="float">
            <text:p>1180</text:p>
          </table:table-cell>
          <table:table-cell office:value-type="float" office:value="1489" calcext:value-type="float">
            <text:p>1489</text:p>
          </table:table-cell>
          <table:table-cell office:value-type="float" office:value="0.572618" calcext:value-type="float">
            <text:p>0.572618</text:p>
          </table:table-cell>
          <table:table-cell office:value-type="float" office:value="1.50743063964134" calcext:value-type="float">
            <text:p>1.50743063964134</text:p>
          </table:table-cell>
          <table:table-cell office:value-type="float" office:value="0.7236" calcext:value-type="float">
            <text:p>0.7236</text:p>
          </table:table-cell>
          <table:table-cell office:value-type="float" office:value="20.6394" calcext:value-type="float">
            <text:p>20.639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178" calcext:value-type="float">
            <text:p>1178</text:p>
          </table:table-cell>
          <table:table-cell office:value-type="float" office:value="1635" calcext:value-type="float">
            <text:p>1635</text:p>
          </table:table-cell>
          <table:table-cell office:value-type="float" office:value="0.556851" calcext:value-type="float">
            <text:p>0.556851</text:p>
          </table:table-cell>
          <table:table-cell office:value-type="float" office:value="1.26592245742038" calcext:value-type="float">
            <text:p>1.26592245742038</text:p>
          </table:table-cell>
          <table:table-cell office:value-type="float" office:value="0.7227" calcext:value-type="float">
            <text:p>0.7227</text:p>
          </table:table-cell>
          <table:table-cell office:value-type="float" office:value="21.131" calcext:value-type="float">
            <text:p>21.13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179" calcext:value-type="float">
            <text:p>1179</text:p>
          </table:table-cell>
          <table:table-cell office:value-type="float" office:value="1544" calcext:value-type="float">
            <text:p>1544</text:p>
          </table:table-cell>
          <table:table-cell office:value-type="float" office:value="0.566733" calcext:value-type="float">
            <text:p>0.566733</text:p>
          </table:table-cell>
          <table:table-cell office:value-type="float" office:value="1.22479239814968" calcext:value-type="float">
            <text:p>1.22479239814968</text:p>
          </table:table-cell>
          <table:table-cell office:value-type="float" office:value="0.722" calcext:value-type="float">
            <text:p>0.722</text:p>
          </table:table-cell>
          <table:table-cell office:value-type="float" office:value="20.4433" calcext:value-type="float">
            <text:p>20.443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198" calcext:value-type="float">
            <text:p>1198</text:p>
          </table:table-cell>
          <table:table-cell office:value-type="float" office:value="1533" calcext:value-type="float">
            <text:p>1533</text:p>
          </table:table-cell>
          <table:table-cell office:value-type="float" office:value="0.563735" calcext:value-type="float">
            <text:p>0.563735</text:p>
          </table:table-cell>
          <table:table-cell office:value-type="float" office:value="1.04765537063504" calcext:value-type="float">
            <text:p>1.04765537063504</text:p>
          </table:table-cell>
          <table:table-cell office:value-type="float" office:value="0.7256" calcext:value-type="float">
            <text:p>0.7256</text:p>
          </table:table-cell>
          <table:table-cell office:value-type="float" office:value="20.2476" calcext:value-type="float">
            <text:p>20.247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213" calcext:value-type="float">
            <text:p>1213</text:p>
          </table:table-cell>
          <table:table-cell office:value-type="float" office:value="1475" calcext:value-type="float">
            <text:p>1475</text:p>
          </table:table-cell>
          <table:table-cell office:value-type="float" office:value="0.566844" calcext:value-type="float">
            <text:p>0.566844</text:p>
          </table:table-cell>
          <table:table-cell office:value-type="float" office:value="0.954870457738596" calcext:value-type="float">
            <text:p>0.954870457738596</text:p>
          </table:table-cell>
          <table:table-cell office:value-type="float" office:value="0.7211" calcext:value-type="float">
            <text:p>0.7211</text:p>
          </table:table-cell>
          <table:table-cell office:value-type="float" office:value="20.0764" calcext:value-type="float">
            <text:p>20.0764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223" calcext:value-type="float">
            <text:p>1223</text:p>
          </table:table-cell>
          <table:table-cell office:value-type="float" office:value="1584" calcext:value-type="float">
            <text:p>1584</text:p>
          </table:table-cell>
          <table:table-cell office:value-type="float" office:value="0.552521" calcext:value-type="float">
            <text:p>0.552521</text:p>
          </table:table-cell>
          <table:table-cell office:value-type="float" office:value="1.33915619385665" calcext:value-type="float">
            <text:p>1.33915619385665</text:p>
          </table:table-cell>
          <table:table-cell office:value-type="float" office:value="0.7129" calcext:value-type="float">
            <text:p>0.7129</text:p>
          </table:table-cell>
          <table:table-cell office:value-type="float" office:value="20.8514" calcext:value-type="float">
            <text:p>20.851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265" calcext:value-type="float">
            <text:p>1265</text:p>
          </table:table-cell>
          <table:table-cell office:value-type="float" office:value="1383" calcext:value-type="float">
            <text:p>1383</text:p>
          </table:table-cell>
          <table:table-cell office:value-type="float" office:value="0.565512" calcext:value-type="float">
            <text:p>0.565512</text:p>
          </table:table-cell>
          <table:table-cell office:value-type="float" office:value="1.37273176404146" calcext:value-type="float">
            <text:p>1.37273176404146</text:p>
          </table:table-cell>
          <table:table-cell office:value-type="float" office:value="0.7212" calcext:value-type="float">
            <text:p>0.7212</text:p>
          </table:table-cell>
          <table:table-cell office:value-type="float" office:value="20.3029" calcext:value-type="float">
            <text:p>20.302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17" calcext:value-type="float">
            <text:p>1217</text:p>
          </table:table-cell>
          <table:table-cell office:value-type="float" office:value="1606" calcext:value-type="float">
            <text:p>1606</text:p>
          </table:table-cell>
          <table:table-cell office:value-type="float" office:value="0.55141" calcext:value-type="float">
            <text:p>0.55141</text:p>
          </table:table-cell>
          <table:table-cell office:value-type="float" office:value="1.21770396587987" calcext:value-type="float">
            <text:p>1.21770396587987</text:p>
          </table:table-cell>
          <table:table-cell office:value-type="float" office:value="0.7236" calcext:value-type="float">
            <text:p>0.7236</text:p>
          </table:table-cell>
          <table:table-cell office:value-type="float" office:value="21.1046" calcext:value-type="float">
            <text:p>21.104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211" calcext:value-type="float">
            <text:p>1211</text:p>
          </table:table-cell>
          <table:table-cell office:value-type="float" office:value="1601" calcext:value-type="float">
            <text:p>1601</text:p>
          </table:table-cell>
          <table:table-cell office:value-type="float" office:value="0.553298" calcext:value-type="float">
            <text:p>0.553298</text:p>
          </table:table-cell>
          <table:table-cell office:value-type="float" office:value="1.10382465446155" calcext:value-type="float">
            <text:p>1.10382465446155</text:p>
          </table:table-cell>
          <table:table-cell office:value-type="float" office:value="0.7365" calcext:value-type="float">
            <text:p>0.7365</text:p>
          </table:table-cell>
          <table:table-cell office:value-type="float" office:value="21.1757" calcext:value-type="float">
            <text:p>21.1757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104" calcext:value-type="float">
            <text:p>1104</text:p>
          </table:table-cell>
          <table:table-cell office:value-type="float" office:value="1643" calcext:value-type="float">
            <text:p>1643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1.28101035987384" calcext:value-type="float">
            <text:p>1.28101035987384</text:p>
          </table:table-cell>
          <table:table-cell office:value-type="float" office:value="0.7319" calcext:value-type="float">
            <text:p>0.7319</text:p>
          </table:table-cell>
          <table:table-cell office:value-type="float" office:value="21.2647" calcext:value-type="float">
            <text:p>21.264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211" calcext:value-type="float">
            <text:p>1211</text:p>
          </table:table-cell>
          <table:table-cell office:value-type="float" office:value="1574" calcext:value-type="float">
            <text:p>1574</text:p>
          </table:table-cell>
          <table:table-cell office:value-type="float" office:value="0.556296" calcext:value-type="float">
            <text:p>0.556296</text:p>
          </table:table-cell>
          <table:table-cell office:value-type="float" office:value="1.19173451904182" calcext:value-type="float">
            <text:p>1.19173451904182</text:p>
          </table:table-cell>
          <table:table-cell office:value-type="float" office:value="0.7373" calcext:value-type="float">
            <text:p>0.7373</text:p>
          </table:table-cell>
          <table:table-cell office:value-type="float" office:value="21.0588" calcext:value-type="float">
            <text:p>21.058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297" calcext:value-type="float">
            <text:p>1297</text:p>
          </table:table-cell>
          <table:table-cell office:value-type="float" office:value="1273" calcext:value-type="float">
            <text:p>1273</text:p>
          </table:table-cell>
          <table:table-cell office:value-type="float" office:value="0.570524" calcext:value-type="float">
            <text:p>0.570524</text:p>
          </table:table-cell>
          <table:table-cell office:value-type="float" office:value="1.22479906166947" calcext:value-type="float">
            <text:p>1.22479906166947</text:p>
          </table:table-cell>
          <table:table-cell office:value-type="float" office:value="0.7396" calcext:value-type="float">
            <text:p>0.7396</text:p>
          </table:table-cell>
          <table:table-cell office:value-type="float" office:value="20.3703" calcext:value-type="float">
            <text:p>20.370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328" calcext:value-type="float">
            <text:p>1328</text:p>
          </table:table-cell>
          <table:table-cell office:value-type="float" office:value="1143" calcext:value-type="float">
            <text:p>1143</text:p>
          </table:table-cell>
          <table:table-cell office:value-type="float" office:value="0.57817" calcext:value-type="float">
            <text:p>0.57817</text:p>
          </table:table-cell>
          <table:table-cell office:value-type="float" office:value="1.50617545061697" calcext:value-type="float">
            <text:p>1.50617545061697</text:p>
          </table:table-cell>
          <table:table-cell office:value-type="float" office:value="0.7292" calcext:value-type="float">
            <text:p>0.7292</text:p>
          </table:table-cell>
          <table:table-cell office:value-type="float" office:value="20.3675" calcext:value-type="float">
            <text:p>20.367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269" calcext:value-type="float">
            <text:p>1269</text:p>
          </table:table-cell>
          <table:table-cell office:value-type="float" office:value="1281" calcext:value-type="float">
            <text:p>1281</text:p>
          </table:table-cell>
          <table:table-cell office:value-type="float" office:value="0.575949" calcext:value-type="float">
            <text:p>0.575949</text:p>
          </table:table-cell>
          <table:table-cell office:value-type="float" office:value="1.10678500746399" calcext:value-type="float">
            <text:p>1.10678500746399</text:p>
          </table:table-cell>
          <table:table-cell office:value-type="float" office:value="0.7433" calcext:value-type="float">
            <text:p>0.7433</text:p>
          </table:table-cell>
          <table:table-cell office:value-type="float" office:value="20.0857" calcext:value-type="float">
            <text:p>20.085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095" calcext:value-type="float">
            <text:p>1095</text:p>
          </table:table-cell>
          <table:table-cell office:value-type="float" office:value="1504" calcext:value-type="float">
            <text:p>1504</text:p>
          </table:table-cell>
          <table:table-cell office:value-type="float" office:value="0.589829" calcext:value-type="float">
            <text:p>0.589829</text:p>
          </table:table-cell>
          <table:table-cell office:value-type="float" office:value="0.849638578187451" calcext:value-type="float">
            <text:p>0.849638578187451</text:p>
          </table:table-cell>
          <table:table-cell office:value-type="float" office:value="0.7386" calcext:value-type="float">
            <text:p>0.7386</text:p>
          </table:table-cell>
          <table:table-cell office:value-type="float" office:value="19.9458" calcext:value-type="float">
            <text:p>19.945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193" calcext:value-type="float">
            <text:p>1193</text:p>
          </table:table-cell>
          <table:table-cell office:value-type="float" office:value="1523" calcext:value-type="float">
            <text:p>1523</text:p>
          </table:table-cell>
          <table:table-cell office:value-type="float" office:value="0.565956" calcext:value-type="float">
            <text:p>0.565956</text:p>
          </table:table-cell>
          <table:table-cell office:value-type="float" office:value="1.26769503322886" calcext:value-type="float">
            <text:p>1.26769503322886</text:p>
          </table:table-cell>
          <table:table-cell office:value-type="float" office:value="0.742" calcext:value-type="float">
            <text:p>0.742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195" calcext:value-type="float">
            <text:p>1195</text:p>
          </table:table-cell>
          <table:table-cell office:value-type="float" office:value="1575" calcext:value-type="float">
            <text:p>1575</text:p>
          </table:table-cell>
          <table:table-cell office:value-type="float" office:value="0.55964" calcext:value-type="float">
            <text:p>0.55964</text:p>
          </table:table-cell>
          <table:table-cell office:value-type="float" office:value="1.16681619375312" calcext:value-type="float">
            <text:p>1.16681619375312</text:p>
          </table:table-cell>
          <table:table-cell office:value-type="float" office:value="0.7462" calcext:value-type="float">
            <text:p>0.7462</text:p>
          </table:table-cell>
          <table:table-cell office:value-type="float" office:value="20.7639" calcext:value-type="float">
            <text:p>20.763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096" calcext:value-type="float">
            <text:p>1096</text:p>
          </table:table-cell>
          <table:table-cell office:value-type="float" office:value="1687" calcext:value-type="float">
            <text:p>1687</text:p>
          </table:table-cell>
          <table:table-cell office:value-type="float" office:value="0.569287" calcext:value-type="float">
            <text:p>0.569287</text:p>
          </table:table-cell>
          <table:table-cell office:value-type="float" office:value="1.06810909517779" calcext:value-type="float">
            <text:p>1.06810909517779</text:p>
          </table:table-cell>
          <table:table-cell office:value-type="float" office:value="0.7363" calcext:value-type="float">
            <text:p>0.7363</text:p>
          </table:table-cell>
          <table:table-cell office:value-type="float" office:value="20.8579" calcext:value-type="float">
            <text:p>20.857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163" calcext:value-type="float">
            <text:p>1163</text:p>
          </table:table-cell>
          <table:table-cell office:value-type="float" office:value="1550" calcext:value-type="float">
            <text:p>1550</text:p>
          </table:table-cell>
          <table:table-cell office:value-type="float" office:value="0.569525" calcext:value-type="float">
            <text:p>0.569525</text:p>
          </table:table-cell>
          <table:table-cell office:value-type="float" office:value="1.28997488435451" calcext:value-type="float">
            <text:p>1.28997488435451</text:p>
          </table:table-cell>
          <table:table-cell office:value-type="float" office:value="0.7406" calcext:value-type="float">
            <text:p>0.7406</text:p>
          </table:table-cell>
          <table:table-cell office:value-type="float" office:value="20.516" calcext:value-type="float">
            <text:p>20.51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072" calcext:value-type="float">
            <text:p>1072</text:p>
          </table:table-cell>
          <table:table-cell office:value-type="float" office:value="1618" calcext:value-type="float">
            <text:p>1618</text:p>
          </table:table-cell>
          <table:table-cell office:value-type="float" office:value="0.582278" calcext:value-type="float">
            <text:p>0.582278</text:p>
          </table:table-cell>
          <table:table-cell office:value-type="float" office:value="0.938164459073841" calcext:value-type="float">
            <text:p>0.938164459073841</text:p>
          </table:table-cell>
          <table:table-cell office:value-type="float" office:value="0.7408" calcext:value-type="float">
            <text:p>0.7408</text:p>
          </table:table-cell>
          <table:table-cell office:value-type="float" office:value="20.4821" calcext:value-type="float">
            <text:p>20.482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096" calcext:value-type="float">
            <text:p>1096</text:p>
          </table:table-cell>
          <table:table-cell office:value-type="float" office:value="1580" calcext:value-type="float">
            <text:p>1580</text:p>
          </table:table-cell>
          <table:table-cell office:value-type="float" office:value="0.581168" calcext:value-type="float">
            <text:p>0.581168</text:p>
          </table:table-cell>
          <table:table-cell office:value-type="float" office:value="1.01063175415013" calcext:value-type="float">
            <text:p>1.01063175415013</text:p>
          </table:table-cell>
          <table:table-cell office:value-type="float" office:value="0.7461" calcext:value-type="float">
            <text:p>0.7461</text:p>
          </table:table-cell>
          <table:table-cell office:value-type="float" office:value="20.0611" calcext:value-type="float">
            <text:p>20.061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271" calcext:value-type="float">
            <text:p>1271</text:p>
          </table:table-cell>
          <table:table-cell office:value-type="float" office:value="1432" calcext:value-type="float">
            <text:p>1432</text:p>
          </table:table-cell>
          <table:table-cell office:value-type="float" office:value="0.558543" calcext:value-type="float">
            <text:p>0.558543</text:p>
          </table:table-cell>
          <table:table-cell office:value-type="float" office:value="1.43138615693377" calcext:value-type="float">
            <text:p>1.43138615693377</text:p>
          </table:table-cell>
          <table:table-cell office:value-type="float" office:value="0.7421" calcext:value-type="float">
            <text:p>0.7421</text:p>
          </table:table-cell>
          <table:table-cell office:value-type="float" office:value="20.3573" calcext:value-type="float">
            <text:p>20.3573</text:p>
          </table:table-cell>
        </table:table-row>
      </table:table>
      <table:table table:name="三層CN、e-greedy、雑巾絞り、resolv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vg_ply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689" calcext:value-type="float">
            <text:p>1689</text:p>
          </table:table-cell>
          <table:table-cell office:value-type="float" office:value="789" calcext:value-type="float">
            <text:p>789</text:p>
          </table:table-cell>
          <table:table-cell office:value-type="float" office:value="0.537308" calcext:value-type="float">
            <text:p>0.537308</text:p>
          </table:table-cell>
          <table:table-cell office:value-type="float" office:value="0.49036464953197" calcext:value-type="float">
            <text:p>0.49036464953197</text:p>
          </table:table-cell>
          <table:table-cell office:value-type="float" office:value="0.8376" calcext:value-type="float">
            <text:p>0.8376</text:p>
          </table:table-cell>
          <table:table-cell office:value-type="float" office:value="18.8212" calcext:value-type="float">
            <text:p>18.82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09" calcext:value-type="float">
            <text:p>1709</text:p>
          </table:table-cell>
          <table:table-cell office:value-type="float" office:value="776" calcext:value-type="float">
            <text:p>776</text:p>
          </table:table-cell>
          <table:table-cell office:value-type="float" office:value="0.53431" calcext:value-type="float">
            <text:p>0.53431</text:p>
          </table:table-cell>
          <table:table-cell office:value-type="float" office:value="0.270535525034172" calcext:value-type="float">
            <text:p>0.270535525034172</text:p>
          </table:table-cell>
          <table:table-cell office:value-type="float" office:value="0.8868" calcext:value-type="float">
            <text:p>0.8868</text:p>
          </table:table-cell>
          <table:table-cell office:value-type="float" office:value="19.3982" calcext:value-type="float">
            <text:p>19.398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663" calcext:value-type="float">
            <text:p>1663</text:p>
          </table:table-cell>
          <table:table-cell office:value-type="float" office:value="950" calcext:value-type="float">
            <text:p>950</text:p>
          </table:table-cell>
          <table:table-cell office:value-type="float" office:value="0.525205" calcext:value-type="float">
            <text:p>0.525205</text:p>
          </table:table-cell>
          <table:table-cell office:value-type="float" office:value="0.229135152130676" calcext:value-type="float">
            <text:p>0.229135152130676</text:p>
          </table:table-cell>
          <table:table-cell office:value-type="float" office:value="0.905" calcext:value-type="float">
            <text:p>0.905</text:p>
          </table:table-cell>
          <table:table-cell office:value-type="float" office:value="19.6709" calcext:value-type="float">
            <text:p>19.6709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491" calcext:value-type="float">
            <text:p>1491</text:p>
          </table:table-cell>
          <table:table-cell office:value-type="float" office:value="1045" calcext:value-type="float">
            <text:p>1045</text:p>
          </table:table-cell>
          <table:table-cell office:value-type="float" office:value="0.552854" calcext:value-type="float">
            <text:p>0.552854</text:p>
          </table:table-cell>
          <table:table-cell office:value-type="float" office:value="0.28812659268581" calcext:value-type="float">
            <text:p>0.28812659268581</text:p>
          </table:table-cell>
          <table:table-cell office:value-type="float" office:value="0.9059" calcext:value-type="float">
            <text:p>0.9059</text:p>
          </table:table-cell>
          <table:table-cell office:value-type="float" office:value="19.9631" calcext:value-type="float">
            <text:p>19.963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474" calcext:value-type="float">
            <text:p>1474</text:p>
          </table:table-cell>
          <table:table-cell office:value-type="float" office:value="1219" calcext:value-type="float">
            <text:p>1219</text:p>
          </table:table-cell>
          <table:table-cell office:value-type="float" office:value="0.537308" calcext:value-type="float">
            <text:p>0.537308</text:p>
          </table:table-cell>
          <table:table-cell office:value-type="float" office:value="0.329497780275358" calcext:value-type="float">
            <text:p>0.329497780275358</text:p>
          </table:table-cell>
          <table:table-cell office:value-type="float" office:value="0.9045" calcext:value-type="float">
            <text:p>0.9045</text:p>
          </table:table-cell>
          <table:table-cell office:value-type="float" office:value="20.392" calcext:value-type="float">
            <text:p>20.392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442" calcext:value-type="float">
            <text:p>1442</text:p>
          </table:table-cell>
          <table:table-cell office:value-type="float" office:value="1282" calcext:value-type="float">
            <text:p>1282</text:p>
          </table:table-cell>
          <table:table-cell office:value-type="float" office:value="0.537419" calcext:value-type="float">
            <text:p>0.537419</text:p>
          </table:table-cell>
          <table:table-cell office:value-type="float" office:value="0.23697096483664" calcext:value-type="float">
            <text:p>0.23697096483664</text:p>
          </table:table-cell>
          <table:table-cell office:value-type="float" office:value="0.9129" calcext:value-type="float">
            <text:p>0.9129</text:p>
          </table:table-cell>
          <table:table-cell office:value-type="float" office:value="20.8232" calcext:value-type="float">
            <text:p>20.823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300" calcext:value-type="float">
            <text:p>1300</text:p>
          </table:table-cell>
          <table:table-cell office:value-type="float" office:value="1499" calcext:value-type="float">
            <text:p>1499</text:p>
          </table:table-cell>
          <table:table-cell office:value-type="float" office:value="0.544859" calcext:value-type="float">
            <text:p>0.544859</text:p>
          </table:table-cell>
          <table:table-cell office:value-type="float" office:value="0.135683888427403" calcext:value-type="float">
            <text:p>0.135683888427403</text:p>
          </table:table-cell>
          <table:table-cell office:value-type="float" office:value="0.9206" calcext:value-type="float">
            <text:p>0.9206</text:p>
          </table:table-cell>
          <table:table-cell office:value-type="float" office:value="20.8503" calcext:value-type="float">
            <text:p>20.850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388" calcext:value-type="float">
            <text:p>1388</text:p>
          </table:table-cell>
          <table:table-cell office:value-type="float" office:value="1424" calcext:value-type="float">
            <text:p>1424</text:p>
          </table:table-cell>
          <table:table-cell office:value-type="float" office:value="0.533644" calcext:value-type="float">
            <text:p>0.533644</text:p>
          </table:table-cell>
          <table:table-cell office:value-type="float" office:value="0.0992226421705518" calcext:value-type="float">
            <text:p>0.099222642170552</text:p>
          </table:table-cell>
          <table:table-cell office:value-type="float" office:value="0.9236" calcext:value-type="float">
            <text:p>0.9236</text:p>
          </table:table-cell>
          <table:table-cell office:value-type="float" office:value="20.6256" calcext:value-type="float">
            <text:p>20.6256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226" calcext:value-type="float">
            <text:p>1226</text:p>
          </table:table-cell>
          <table:table-cell office:value-type="float" office:value="1475" calcext:value-type="float">
            <text:p>1475</text:p>
          </table:table-cell>
          <table:table-cell office:value-type="float" office:value="0.563957" calcext:value-type="float">
            <text:p>0.563957</text:p>
          </table:table-cell>
          <table:table-cell office:value-type="float" office:value="0.11495380939654" calcext:value-type="float">
            <text:p>0.11495380939654</text:p>
          </table:table-cell>
          <table:table-cell office:value-type="float" office:value="0.9243" calcext:value-type="float">
            <text:p>0.9243</text:p>
          </table:table-cell>
          <table:table-cell office:value-type="float" office:value="20.5963" calcext:value-type="float">
            <text:p>20.596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248" calcext:value-type="float">
            <text:p>1248</text:p>
          </table:table-cell>
          <table:table-cell office:value-type="float" office:value="1518" calcext:value-type="float">
            <text:p>1518</text:p>
          </table:table-cell>
          <table:table-cell office:value-type="float" office:value="0.554297" calcext:value-type="float">
            <text:p>0.554297</text:p>
          </table:table-cell>
          <table:table-cell office:value-type="float" office:value="0.134392266069071" calcext:value-type="float">
            <text:p>0.134392266069071</text:p>
          </table:table-cell>
          <table:table-cell office:value-type="float" office:value="0.9245" calcext:value-type="float">
            <text:p>0.9245</text:p>
          </table:table-cell>
          <table:table-cell office:value-type="float" office:value="20.678" calcext:value-type="float">
            <text:p>20.67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352" calcext:value-type="float">
            <text:p>1352</text:p>
          </table:table-cell>
          <table:table-cell office:value-type="float" office:value="1390" calcext:value-type="float">
            <text:p>1390</text:p>
          </table:table-cell>
          <table:table-cell office:value-type="float" office:value="0.545414" calcext:value-type="float">
            <text:p>0.545414</text:p>
          </table:table-cell>
          <table:table-cell office:value-type="float" office:value="0.0868338444984723" calcext:value-type="float">
            <text:p>0.086833844498472</text:p>
          </table:table-cell>
          <table:table-cell office:value-type="float" office:value="0.9185" calcext:value-type="float">
            <text:p>0.9185</text:p>
          </table:table-cell>
          <table:table-cell office:value-type="float" office:value="20.5701" calcext:value-type="float">
            <text:p>20.570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359" calcext:value-type="float">
            <text:p>1359</text:p>
          </table:table-cell>
          <table:table-cell office:value-type="float" office:value="1480" calcext:value-type="float">
            <text:p>1480</text:p>
          </table:table-cell>
          <table:table-cell office:value-type="float" office:value="0.533866" calcext:value-type="float">
            <text:p>0.533866</text:p>
          </table:table-cell>
          <table:table-cell office:value-type="float" office:value="0.134654424110474" calcext:value-type="float">
            <text:p>0.134654424110474</text:p>
          </table:table-cell>
          <table:table-cell office:value-type="float" office:value="0.9219" calcext:value-type="float">
            <text:p>0.9219</text:p>
          </table:table-cell>
          <table:table-cell office:value-type="float" office:value="20.5632" calcext:value-type="float">
            <text:p>20.563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324" calcext:value-type="float">
            <text:p>1324</text:p>
          </table:table-cell>
          <table:table-cell office:value-type="float" office:value="1568" calcext:value-type="float">
            <text:p>1568</text:p>
          </table:table-cell>
          <table:table-cell office:value-type="float" office:value="0.531868" calcext:value-type="float">
            <text:p>0.531868</text:p>
          </table:table-cell>
          <table:table-cell office:value-type="float" office:value="0.0676645386819016" calcext:value-type="float">
            <text:p>0.067664538681902</text:p>
          </table:table-cell>
          <table:table-cell office:value-type="float" office:value="0.9218" calcext:value-type="float">
            <text:p>0.9218</text:p>
          </table:table-cell>
          <table:table-cell office:value-type="float" office:value="20.6696" calcext:value-type="float">
            <text:p>20.669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377" calcext:value-type="float">
            <text:p>1377</text:p>
          </table:table-cell>
          <table:table-cell office:value-type="float" office:value="1505" calcext:value-type="float">
            <text:p>1505</text:p>
          </table:table-cell>
          <table:table-cell office:value-type="float" office:value="0.527093" calcext:value-type="float">
            <text:p>0.527093</text:p>
          </table:table-cell>
          <table:table-cell office:value-type="float" office:value="0.0950461146344498" calcext:value-type="float">
            <text:p>0.09504611463445</text:p>
          </table:table-cell>
          <table:table-cell office:value-type="float" office:value="0.9255" calcext:value-type="float">
            <text:p>0.9255</text:p>
          </table:table-cell>
          <table:table-cell office:value-type="float" office:value="20.6285" calcext:value-type="float">
            <text:p>20.628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343" calcext:value-type="float">
            <text:p>1343</text:p>
          </table:table-cell>
          <table:table-cell office:value-type="float" office:value="1516" calcext:value-type="float">
            <text:p>1516</text:p>
          </table:table-cell>
          <table:table-cell office:value-type="float" office:value="0.533422" calcext:value-type="float">
            <text:p>0.533422</text:p>
          </table:table-cell>
          <table:table-cell office:value-type="float" office:value="0.0644352347433302" calcext:value-type="float">
            <text:p>0.06443523474333</text:p>
          </table:table-cell>
          <table:table-cell office:value-type="float" office:value="0.9268" calcext:value-type="float">
            <text:p>0.9268</text:p>
          </table:table-cell>
          <table:table-cell office:value-type="float" office:value="20.5543" calcext:value-type="float">
            <text:p>20.554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310" calcext:value-type="float">
            <text:p>1310</text:p>
          </table:table-cell>
          <table:table-cell office:value-type="float" office:value="1504" calcext:value-type="float">
            <text:p>1504</text:p>
          </table:table-cell>
          <table:table-cell office:value-type="float" office:value="0.542083" calcext:value-type="float">
            <text:p>0.542083</text:p>
          </table:table-cell>
          <table:table-cell office:value-type="float" office:value="0.0526837985594017" calcext:value-type="float">
            <text:p>0.052683798559402</text:p>
          </table:table-cell>
          <table:table-cell office:value-type="float" office:value="0.9324" calcext:value-type="float">
            <text:p>0.9324</text:p>
          </table:table-cell>
          <table:table-cell office:value-type="float" office:value="20.4981" calcext:value-type="float">
            <text:p>20.498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378" calcext:value-type="float">
            <text:p>1378</text:p>
          </table:table-cell>
          <table:table-cell office:value-type="float" office:value="1469" calcext:value-type="float">
            <text:p>1469</text:p>
          </table:table-cell>
          <table:table-cell office:value-type="float" office:value="0.530868" calcext:value-type="float">
            <text:p>0.530868</text:p>
          </table:table-cell>
          <table:table-cell office:value-type="float" office:value="0.0606099212615163" calcext:value-type="float">
            <text:p>0.060609921261516</text:p>
          </table:table-cell>
          <table:table-cell office:value-type="float" office:value="0.9273" calcext:value-type="float">
            <text:p>0.9273</text:p>
          </table:table-cell>
          <table:table-cell office:value-type="float" office:value="20.5527" calcext:value-type="float">
            <text:p>20.5527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295" calcext:value-type="float">
            <text:p>1295</text:p>
          </table:table-cell>
          <table:table-cell office:value-type="float" office:value="1530" calcext:value-type="float">
            <text:p>1530</text:p>
          </table:table-cell>
          <table:table-cell office:value-type="float" office:value="0.542527" calcext:value-type="float">
            <text:p>0.542527</text:p>
          </table:table-cell>
          <table:table-cell office:value-type="float" office:value="0.0803472081255736" calcext:value-type="float">
            <text:p>0.080347208125574</text:p>
          </table:table-cell>
          <table:table-cell office:value-type="float" office:value="0.9301" calcext:value-type="float">
            <text:p>0.9301</text:p>
          </table:table-cell>
          <table:table-cell office:value-type="float" office:value="20.6027" calcext:value-type="float">
            <text:p>20.602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439" calcext:value-type="float">
            <text:p>1439</text:p>
          </table:table-cell>
          <table:table-cell office:value-type="float" office:value="1489" calcext:value-type="float">
            <text:p>1489</text:p>
          </table:table-cell>
          <table:table-cell office:value-type="float" office:value="0.515101" calcext:value-type="float">
            <text:p>0.515101</text:p>
          </table:table-cell>
          <table:table-cell office:value-type="float" office:value="0.06232897047963" calcext:value-type="float">
            <text:p>0.06232897047963</text:p>
          </table:table-cell>
          <table:table-cell office:value-type="float" office:value="0.9314" calcext:value-type="float">
            <text:p>0.9314</text:p>
          </table:table-cell>
          <table:table-cell office:value-type="float" office:value="20.5747" calcext:value-type="float">
            <text:p>20.574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378" calcext:value-type="float">
            <text:p>1378</text:p>
          </table:table-cell>
          <table:table-cell office:value-type="float" office:value="1482" calcext:value-type="float">
            <text:p>1482</text:p>
          </table:table-cell>
          <table:table-cell office:value-type="float" office:value="0.529425" calcext:value-type="float">
            <text:p>0.529425</text:p>
          </table:table-cell>
          <table:table-cell office:value-type="float" office:value="0.0354304164697729" calcext:value-type="float">
            <text:p>0.035430416469773</text:p>
          </table:table-cell>
          <table:table-cell office:value-type="float" office:value="0.9308" calcext:value-type="float">
            <text:p>0.9308</text:p>
          </table:table-cell>
          <table:table-cell office:value-type="float" office:value="20.4835" calcext:value-type="float">
            <text:p>20.483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439" calcext:value-type="float">
            <text:p>1439</text:p>
          </table:table-cell>
          <table:table-cell office:value-type="float" office:value="1488" calcext:value-type="float">
            <text:p>1488</text:p>
          </table:table-cell>
          <table:table-cell office:value-type="float" office:value="0.515212" calcext:value-type="float">
            <text:p>0.515212</text:p>
          </table:table-cell>
          <table:table-cell office:value-type="float" office:value="0.0638067395912345" calcext:value-type="float">
            <text:p>0.063806739591235</text:p>
          </table:table-cell>
          <table:table-cell office:value-type="float" office:value="0.933" calcext:value-type="float">
            <text:p>0.933</text:p>
          </table:table-cell>
          <table:table-cell office:value-type="float" office:value="20.6365" calcext:value-type="float">
            <text:p>20.6365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434" calcext:value-type="float">
            <text:p>1434</text:p>
          </table:table-cell>
          <table:table-cell office:value-type="float" office:value="1470" calcext:value-type="float">
            <text:p>1470</text:p>
          </table:table-cell>
          <table:table-cell office:value-type="float" office:value="0.518321" calcext:value-type="float">
            <text:p>0.518321</text:p>
          </table:table-cell>
          <table:table-cell office:value-type="float" office:value="0.0639799126679225" calcext:value-type="float">
            <text:p>0.063979912667923</text:p>
          </table:table-cell>
          <table:table-cell office:value-type="float" office:value="0.9212" calcext:value-type="float">
            <text:p>0.9212</text:p>
          </table:table-cell>
          <table:table-cell office:value-type="float" office:value="20.5385" calcext:value-type="float">
            <text:p>20.538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411" calcext:value-type="float">
            <text:p>1411</text:p>
          </table:table-cell>
          <table:table-cell office:value-type="float" office:value="1513" calcext:value-type="float">
            <text:p>1513</text:p>
          </table:table-cell>
          <table:table-cell office:value-type="float" office:value="0.518654" calcext:value-type="float">
            <text:p>0.518654</text:p>
          </table:table-cell>
          <table:table-cell office:value-type="float" office:value="0.0557866875867712" calcext:value-type="float">
            <text:p>0.055786687586771</text:p>
          </table:table-cell>
          <table:table-cell office:value-type="float" office:value="0.9353" calcext:value-type="float">
            <text:p>0.9353</text:p>
          </table:table-cell>
          <table:table-cell office:value-type="float" office:value="20.4988" calcext:value-type="float">
            <text:p>20.498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383" calcext:value-type="float">
            <text:p>1383</text:p>
          </table:table-cell>
          <table:table-cell office:value-type="float" office:value="1458" calcext:value-type="float">
            <text:p>1458</text:p>
          </table:table-cell>
          <table:table-cell office:value-type="float" office:value="0.530979" calcext:value-type="float">
            <text:p>0.530979</text:p>
          </table:table-cell>
          <table:table-cell office:value-type="float" office:value="0.0549192017956509" calcext:value-type="float">
            <text:p>0.054919201795651</text:p>
          </table:table-cell>
          <table:table-cell office:value-type="float" office:value="0.9337" calcext:value-type="float">
            <text:p>0.9337</text:p>
          </table:table-cell>
          <table:table-cell office:value-type="float" office:value="20.6369" calcext:value-type="float">
            <text:p>20.6369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0.535532" calcext:value-type="float">
            <text:p>0.535532</text:p>
          </table:table-cell>
          <table:table-cell office:value-type="float" office:value="0.0467911773139703" calcext:value-type="float">
            <text:p>0.04679117731397</text:p>
          </table:table-cell>
          <table:table-cell office:value-type="float" office:value="0.9404" calcext:value-type="float">
            <text:p>0.9404</text:p>
          </table:table-cell>
          <table:table-cell office:value-type="float" office:value="20.3591" calcext:value-type="float">
            <text:p>20.3591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354" calcext:value-type="float">
            <text:p>1354</text:p>
          </table:table-cell>
          <table:table-cell office:value-type="float" office:value="1544" calcext:value-type="float">
            <text:p>1544</text:p>
          </table:table-cell>
          <table:table-cell office:value-type="float" office:value="0.52787" calcext:value-type="float">
            <text:p>0.52787</text:p>
          </table:table-cell>
          <table:table-cell office:value-type="float" office:value="0.0509662679378997" calcext:value-type="float">
            <text:p>0.0509662679379</text:p>
          </table:table-cell>
          <table:table-cell office:value-type="float" office:value="0.9375" calcext:value-type="float">
            <text:p>0.9375</text:p>
          </table:table-cell>
          <table:table-cell office:value-type="float" office:value="20.7078" calcext:value-type="float">
            <text:p>20.7078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392" calcext:value-type="float">
            <text:p>1392</text:p>
          </table:table-cell>
          <table:table-cell office:value-type="float" office:value="1489" calcext:value-type="float">
            <text:p>1489</text:p>
          </table:table-cell>
          <table:table-cell office:value-type="float" office:value="0.525539" calcext:value-type="float">
            <text:p>0.525539</text:p>
          </table:table-cell>
          <table:table-cell office:value-type="float" office:value="0.0368783081931896" calcext:value-type="float">
            <text:p>0.03687830819319</text:p>
          </table:table-cell>
          <table:table-cell office:value-type="float" office:value="0.9341" calcext:value-type="float">
            <text:p>0.9341</text:p>
          </table:table-cell>
          <table:table-cell office:value-type="float" office:value="20.6025" calcext:value-type="float">
            <text:p>20.602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404" calcext:value-type="float">
            <text:p>1404</text:p>
          </table:table-cell>
          <table:table-cell office:value-type="float" office:value="1397" calcext:value-type="float">
            <text:p>1397</text:p>
          </table:table-cell>
          <table:table-cell office:value-type="float" office:value="0.533089" calcext:value-type="float">
            <text:p>0.533089</text:p>
          </table:table-cell>
          <table:table-cell office:value-type="float" office:value="0.0618448803761018" calcext:value-type="float">
            <text:p>0.061844880376102</text:p>
          </table:table-cell>
          <table:table-cell office:value-type="float" office:value="0.936" calcext:value-type="float">
            <text:p>0.936</text:p>
          </table:table-cell>
          <table:table-cell office:value-type="float" office:value="20.4994" calcext:value-type="float">
            <text:p>20.499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323" calcext:value-type="float">
            <text:p>1323</text:p>
          </table:table-cell>
          <table:table-cell office:value-type="float" office:value="1540" calcext:value-type="float">
            <text:p>1540</text:p>
          </table:table-cell>
          <table:table-cell office:value-type="float" office:value="0.535199" calcext:value-type="float">
            <text:p>0.535199</text:p>
          </table:table-cell>
          <table:table-cell office:value-type="float" office:value="0.0527649312499279" calcext:value-type="float">
            <text:p>0.052764931249928</text:p>
          </table:table-cell>
          <table:table-cell office:value-type="float" office:value="0.9352" calcext:value-type="float">
            <text:p>0.9352</text:p>
          </table:table-cell>
          <table:table-cell office:value-type="float" office:value="20.6365" calcext:value-type="float">
            <text:p>20.636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09" calcext:value-type="float">
            <text:p>1409</text:p>
          </table:table-cell>
          <table:table-cell office:value-type="float" office:value="1481" calcext:value-type="float">
            <text:p>1481</text:p>
          </table:table-cell>
          <table:table-cell office:value-type="float" office:value="0.522652" calcext:value-type="float">
            <text:p>0.522652</text:p>
          </table:table-cell>
          <table:table-cell office:value-type="float" office:value="0.0439993735505348" calcext:value-type="float">
            <text:p>0.043999373550535</text:p>
          </table:table-cell>
          <table:table-cell office:value-type="float" office:value="0.9342" calcext:value-type="float">
            <text:p>0.9342</text:p>
          </table:table-cell>
          <table:table-cell office:value-type="float" office:value="20.596" calcext:value-type="float">
            <text:p>20.59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389" calcext:value-type="float">
            <text:p>1389</text:p>
          </table:table-cell>
          <table:table-cell office:value-type="float" office:value="1484" calcext:value-type="float">
            <text:p>1484</text:p>
          </table:table-cell>
          <table:table-cell office:value-type="float" office:value="0.52676" calcext:value-type="float">
            <text:p>0.52676</text:p>
          </table:table-cell>
          <table:table-cell office:value-type="float" office:value="0.049319120728392" calcext:value-type="float">
            <text:p>0.049319120728392</text:p>
          </table:table-cell>
          <table:table-cell office:value-type="float" office:value="0.9347" calcext:value-type="float">
            <text:p>0.9347</text:p>
          </table:table-cell>
          <table:table-cell office:value-type="float" office:value="20.7257" calcext:value-type="float">
            <text:p>20.725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299" calcext:value-type="float">
            <text:p>1299</text:p>
          </table:table-cell>
          <table:table-cell office:value-type="float" office:value="1546" calcext:value-type="float">
            <text:p>1546</text:p>
          </table:table-cell>
          <table:table-cell office:value-type="float" office:value="0.539862" calcext:value-type="float">
            <text:p>0.539862</text:p>
          </table:table-cell>
          <table:table-cell office:value-type="float" office:value="0.0429464503438844" calcext:value-type="float">
            <text:p>0.042946450343884</text:p>
          </table:table-cell>
          <table:table-cell office:value-type="float" office:value="0.9344" calcext:value-type="float">
            <text:p>0.9344</text:p>
          </table:table-cell>
          <table:table-cell office:value-type="float" office:value="20.6538" calcext:value-type="float">
            <text:p>20.6538</text:p>
          </table:table-cell>
        </table:table-row>
      </table:table>
      <table:table table:name="三層CNN、ordinal、雑巾絞り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win_num</text:p>
          </table:table-cell>
          <table:table-cell office:value-type="string" calcext:value-type="string">
            <text:p>lose_num</text:p>
          </table:table-cell>
          <table:table-cell office:value-type="string" calcext:value-type="string">
            <text:p>draw_num</text:p>
          </table:table-cell>
          <table:table-cell office:value-type="string" calcext:value-type="string">
            <text:p>avg_ply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ns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764" calcext:value-type="float">
            <text:p>1764</text:p>
          </table:table-cell>
          <table:table-cell office:value-type="float" office:value="502" calcext:value-type="float">
            <text:p>502</text:p>
          </table:table-cell>
          <table:table-cell office:value-type="float" office:value="17.8532" calcext:value-type="float">
            <text:p>17.8532</text:p>
          </table:table-cell>
          <table:table-cell office:value-type="float" office:value="0.552521" calcext:value-type="float">
            <text:p>0.552521</text:p>
          </table:table-cell>
          <table:table-cell office:value-type="float" office:value="1.04765075037351" calcext:value-type="float">
            <text:p>1.04765075037351</text:p>
          </table:table-cell>
          <table:table-cell office:value-type="float" office:value="0.7459" calcext:value-type="float">
            <text:p>0.7459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685" calcext:value-type="float">
            <text:p>1685</text:p>
          </table:table-cell>
          <table:table-cell office:value-type="float" office:value="612" calcext:value-type="float">
            <text:p>612</text:p>
          </table:table-cell>
          <table:table-cell office:value-type="float" office:value="18.3797" calcext:value-type="float">
            <text:p>18.3797</text:p>
          </table:table-cell>
          <table:table-cell office:value-type="float" office:value="0.55785" calcext:value-type="float">
            <text:p>0.55785</text:p>
          </table:table-cell>
          <table:table-cell office:value-type="float" office:value="0.645299295231216" calcext:value-type="float">
            <text:p>0.645299295231216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675" calcext:value-type="float">
            <text:p>1675</text:p>
          </table:table-cell>
          <table:table-cell office:value-type="float" office:value="620" calcext:value-type="float">
            <text:p>620</text:p>
          </table:table-cell>
          <table:table-cell office:value-type="float" office:value="18.4428" calcext:value-type="float">
            <text:p>18.4428</text:p>
          </table:table-cell>
          <table:table-cell office:value-type="float" office:value="0.559183" calcext:value-type="float">
            <text:p>0.559183</text:p>
          </table:table-cell>
          <table:table-cell office:value-type="float" office:value="0.692578638095885" calcext:value-type="float">
            <text:p>0.692578638095885</text:p>
          </table:table-cell>
          <table:table-cell office:value-type="float" office:value="0.8472" calcext:value-type="float">
            <text:p>0.847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734" calcext:value-type="float">
            <text:p>1734</text:p>
          </table:table-cell>
          <table:table-cell office:value-type="float" office:value="659" calcext:value-type="float">
            <text:p>659</text:p>
          </table:table-cell>
          <table:table-cell office:value-type="float" office:value="18.7482" calcext:value-type="float">
            <text:p>18.7482</text:p>
          </table:table-cell>
          <table:table-cell office:value-type="float" office:value="0.54175" calcext:value-type="float">
            <text:p>0.54175</text:p>
          </table:table-cell>
          <table:table-cell office:value-type="float" office:value="0.499806634664084" calcext:value-type="float">
            <text:p>0.499806634664084</text:p>
          </table:table-cell>
          <table:table-cell office:value-type="float" office:value="0.8695" calcext:value-type="float">
            <text:p>0.8695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694" calcext:value-type="float">
            <text:p>1694</text:p>
          </table:table-cell>
          <table:table-cell office:value-type="float" office:value="703" calcext:value-type="float">
            <text:p>703</text:p>
          </table:table-cell>
          <table:table-cell office:value-type="float" office:value="19.0173" calcext:value-type="float">
            <text:p>19.0173</text:p>
          </table:table-cell>
          <table:table-cell office:value-type="float" office:value="0.545747" calcext:value-type="float">
            <text:p>0.545747</text:p>
          </table:table-cell>
          <table:table-cell office:value-type="float" office:value="0.557117979088172" calcext:value-type="float">
            <text:p>0.557117979088172</text:p>
          </table:table-cell>
          <table:table-cell office:value-type="float" office:value="0.8764" calcext:value-type="float">
            <text:p>0.8764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564" calcext:value-type="float">
            <text:p>1564</text:p>
          </table:table-cell>
          <table:table-cell office:value-type="float" office:value="724" calcext:value-type="float">
            <text:p>724</text:p>
          </table:table-cell>
          <table:table-cell office:value-type="float" office:value="19.1386" calcext:value-type="float">
            <text:p>19.1386</text:p>
          </table:table-cell>
          <table:table-cell office:value-type="float" office:value="0.572285" calcext:value-type="float">
            <text:p>0.572285</text:p>
          </table:table-cell>
          <table:table-cell office:value-type="float" office:value="0.657176043318712" calcext:value-type="float">
            <text:p>0.657176043318712</text:p>
          </table:table-cell>
          <table:table-cell office:value-type="float" office:value="0.8712" calcext:value-type="float">
            <text:p>0.8712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544" calcext:value-type="float">
            <text:p>1544</text:p>
          </table:table-cell>
          <table:table-cell office:value-type="float" office:value="836" calcext:value-type="float">
            <text:p>836</text:p>
          </table:table-cell>
          <table:table-cell office:value-type="float" office:value="19.2176" calcext:value-type="float">
            <text:p>19.2176</text:p>
          </table:table-cell>
          <table:table-cell office:value-type="float" office:value="0.56429" calcext:value-type="float">
            <text:p>0.56429</text:p>
          </table:table-cell>
          <table:table-cell office:value-type="float" office:value="0.533729277925354" calcext:value-type="float">
            <text:p>0.533729277925354</text:p>
          </table:table-cell>
          <table:table-cell office:value-type="float" office:value="0.8761" calcext:value-type="float">
            <text:p>0.87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76" calcext:value-type="float">
            <text:p>1676</text:p>
          </table:table-cell>
          <table:table-cell office:value-type="float" office:value="779" calcext:value-type="float">
            <text:p>779</text:p>
          </table:table-cell>
          <table:table-cell office:value-type="float" office:value="19.207" calcext:value-type="float">
            <text:p>19.207</text:p>
          </table:table-cell>
          <table:table-cell office:value-type="float" office:value="0.541306" calcext:value-type="float">
            <text:p>0.541306</text:p>
          </table:table-cell>
          <table:table-cell office:value-type="float" office:value="0.384104622671237" calcext:value-type="float">
            <text:p>0.384104622671237</text:p>
          </table:table-cell>
          <table:table-cell office:value-type="float" office:value="0.8882" calcext:value-type="float">
            <text:p>0.8882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646" calcext:value-type="float">
            <text:p>1646</text:p>
          </table:table-cell>
          <table:table-cell office:value-type="float" office:value="711" calcext:value-type="float">
            <text:p>711</text:p>
          </table:table-cell>
          <table:table-cell office:value-type="float" office:value="19.0648" calcext:value-type="float">
            <text:p>19.0648</text:p>
          </table:table-cell>
          <table:table-cell office:value-type="float" office:value="0.555519" calcext:value-type="float">
            <text:p>0.555519</text:p>
          </table:table-cell>
          <table:table-cell office:value-type="float" office:value="0.680801386671521" calcext:value-type="float">
            <text:p>0.680801386671521</text:p>
          </table:table-cell>
          <table:table-cell office:value-type="float" office:value="0.8804" calcext:value-type="float">
            <text:p>0.8804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600" calcext:value-type="float">
            <text:p>1600</text:p>
          </table:table-cell>
          <table:table-cell office:value-type="float" office:value="792" calcext:value-type="float">
            <text:p>792</text:p>
          </table:table-cell>
          <table:table-cell office:value-type="float" office:value="19.1137" calcext:value-type="float">
            <text:p>19.1137</text:p>
          </table:table-cell>
          <table:table-cell office:value-type="float" office:value="0.55674" calcext:value-type="float">
            <text:p>0.55674</text:p>
          </table:table-cell>
          <table:table-cell office:value-type="float" office:value="0.412943566635937" calcext:value-type="float">
            <text:p>0.412943566635937</text:p>
          </table:table-cell>
          <table:table-cell office:value-type="float" office:value="0.8986" calcext:value-type="float">
            <text:p>0.8986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561" calcext:value-type="float">
            <text:p>1561</text:p>
          </table:table-cell>
          <table:table-cell office:value-type="float" office:value="770" calcext:value-type="float">
            <text:p>770</text:p>
          </table:table-cell>
          <table:table-cell office:value-type="float" office:value="19.0251" calcext:value-type="float">
            <text:p>19.0251</text:p>
          </table:table-cell>
          <table:table-cell office:value-type="float" office:value="0.567844" calcext:value-type="float">
            <text:p>0.567844</text:p>
          </table:table-cell>
          <table:table-cell office:value-type="float" office:value="0.31609329101421" calcext:value-type="float">
            <text:p>0.31609329101421</text:p>
          </table:table-cell>
          <table:table-cell office:value-type="float" office:value="0.9049" calcext:value-type="float">
            <text:p>0.9049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577" calcext:value-type="float">
            <text:p>1577</text:p>
          </table:table-cell>
          <table:table-cell office:value-type="float" office:value="751" calcext:value-type="float">
            <text:p>751</text:p>
          </table:table-cell>
          <table:table-cell office:value-type="float" office:value="18.9083" calcext:value-type="float">
            <text:p>18.9083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271165126213082" calcext:value-type="float">
            <text:p>0.271165126213082</text:p>
          </table:table-cell>
          <table:table-cell office:value-type="float" office:value="0.9055" calcext:value-type="float">
            <text:p>0.905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1540" calcext:value-type="float">
            <text:p>1540</text:p>
          </table:table-cell>
          <table:table-cell office:value-type="float" office:value="790" calcext:value-type="float">
            <text:p>790</text:p>
          </table:table-cell>
          <table:table-cell office:value-type="float" office:value="18.7917" calcext:value-type="float">
            <text:p>18.7917</text:p>
          </table:table-cell>
          <table:table-cell office:value-type="float" office:value="0.570286" calcext:value-type="float">
            <text:p>0.570286</text:p>
          </table:table-cell>
          <table:table-cell office:value-type="float" office:value="0.308160008001634" calcext:value-type="float">
            <text:p>0.308160008001634</text:p>
          </table:table-cell>
          <table:table-cell office:value-type="float" office:value="0.9124" calcext:value-type="float">
            <text:p>0.9124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595" calcext:value-type="float">
            <text:p>1595</text:p>
          </table:table-cell>
          <table:table-cell office:value-type="float" office:value="686" calcext:value-type="float">
            <text:p>686</text:p>
          </table:table-cell>
          <table:table-cell office:value-type="float" office:value="18.7288" calcext:value-type="float">
            <text:p>18.7288</text:p>
          </table:table-cell>
          <table:table-cell office:value-type="float" office:value="0.56962" calcext:value-type="float">
            <text:p>0.56962</text:p>
          </table:table-cell>
          <table:table-cell office:value-type="float" office:value="0.251063235496964" calcext:value-type="float">
            <text:p>0.251063235496964</text:p>
          </table:table-cell>
          <table:table-cell office:value-type="float" office:value="0.9161" calcext:value-type="float">
            <text:p>0.9161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590" calcext:value-type="float">
            <text:p>1590</text:p>
          </table:table-cell>
          <table:table-cell office:value-type="float" office:value="707" calcext:value-type="float">
            <text:p>707</text:p>
          </table:table-cell>
          <table:table-cell office:value-type="float" office:value="18.6869" calcext:value-type="float">
            <text:p>18.6869</text:p>
          </table:table-cell>
          <table:table-cell office:value-type="float" office:value="0.568399" calcext:value-type="float">
            <text:p>0.568399</text:p>
          </table:table-cell>
          <table:table-cell office:value-type="float" office:value="0.304472869935822" calcext:value-type="float">
            <text:p>0.304472869935822</text:p>
          </table:table-cell>
          <table:table-cell office:value-type="float" office:value="0.9129" calcext:value-type="float">
            <text:p>0.9129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666" calcext:value-type="float">
            <text:p>1666</text:p>
          </table:table-cell>
          <table:table-cell office:value-type="float" office:value="728" calcext:value-type="float">
            <text:p>728</text:p>
          </table:table-cell>
          <table:table-cell office:value-type="float" office:value="18.7326" calcext:value-type="float">
            <text:p>18.7326</text:p>
          </table:table-cell>
          <table:table-cell office:value-type="float" office:value="0.549189" calcext:value-type="float">
            <text:p>0.549189</text:p>
          </table:table-cell>
          <table:table-cell office:value-type="float" office:value="0.212567668355884" calcext:value-type="float">
            <text:p>0.212567668355884</text:p>
          </table:table-cell>
          <table:table-cell office:value-type="float" office:value="0.9167" calcext:value-type="float">
            <text:p>0.9167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573" calcext:value-type="float">
            <text:p>1573</text:p>
          </table:table-cell>
          <table:table-cell office:value-type="float" office:value="735" calcext:value-type="float">
            <text:p>735</text:p>
          </table:table-cell>
          <table:table-cell office:value-type="float" office:value="18.5214" calcext:value-type="float">
            <text:p>18.5214</text:p>
          </table:table-cell>
          <table:table-cell office:value-type="float" office:value="0.569065" calcext:value-type="float">
            <text:p>0.569065</text:p>
          </table:table-cell>
          <table:table-cell office:value-type="float" office:value="0.199634179004405" calcext:value-type="float">
            <text:p>0.199634179004405</text:p>
          </table:table-cell>
          <table:table-cell office:value-type="float" office:value="0.9227" calcext:value-type="float">
            <text:p>0.9227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539" calcext:value-type="float">
            <text:p>1539</text:p>
          </table:table-cell>
          <table:table-cell office:value-type="float" office:value="756" calcext:value-type="float">
            <text:p>756</text:p>
          </table:table-cell>
          <table:table-cell office:value-type="float" office:value="18.5845" calcext:value-type="float">
            <text:p>18.5845</text:p>
          </table:table-cell>
          <table:table-cell office:value-type="float" office:value="0.574284" calcext:value-type="float">
            <text:p>0.574284</text:p>
          </table:table-cell>
          <table:table-cell office:value-type="float" office:value="0.172802684546679" calcext:value-type="float">
            <text:p>0.172802684546679</text:p>
          </table:table-cell>
          <table:table-cell office:value-type="float" office:value="0.9257" calcext:value-type="float">
            <text:p>0.9257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572" calcext:value-type="float">
            <text:p>1572</text:p>
          </table:table-cell>
          <table:table-cell office:value-type="float" office:value="719" calcext:value-type="float">
            <text:p>719</text:p>
          </table:table-cell>
          <table:table-cell office:value-type="float" office:value="18.7633" calcext:value-type="float">
            <text:p>18.7633</text:p>
          </table:table-cell>
          <table:table-cell office:value-type="float" office:value="0.571064" calcext:value-type="float">
            <text:p>0.571064</text:p>
          </table:table-cell>
          <table:table-cell office:value-type="float" office:value="0.192183527796784" calcext:value-type="float">
            <text:p>0.192183527796784</text:p>
          </table:table-cell>
          <table:table-cell office:value-type="float" office:value="0.9217" calcext:value-type="float">
            <text:p>0.9217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569" calcext:value-type="float">
            <text:p>1569</text:p>
          </table:table-cell>
          <table:table-cell office:value-type="float" office:value="719" calcext:value-type="float">
            <text:p>719</text:p>
          </table:table-cell>
          <table:table-cell office:value-type="float" office:value="18.6329" calcext:value-type="float">
            <text:p>18.6329</text:p>
          </table:table-cell>
          <table:table-cell office:value-type="float" office:value="0.57173" calcext:value-type="float">
            <text:p>0.57173</text:p>
          </table:table-cell>
          <table:table-cell office:value-type="float" office:value="0.17870975811909" calcext:value-type="float">
            <text:p>0.17870975811909</text:p>
          </table:table-cell>
          <table:table-cell office:value-type="float" office:value="0.9253" calcext:value-type="float">
            <text:p>0.9253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609" calcext:value-type="float">
            <text:p>1609</text:p>
          </table:table-cell>
          <table:table-cell office:value-type="float" office:value="741" calcext:value-type="float">
            <text:p>741</text:p>
          </table:table-cell>
          <table:table-cell office:value-type="float" office:value="18.7102" calcext:value-type="float">
            <text:p>18.7102</text:p>
          </table:table-cell>
          <table:table-cell office:value-type="float" office:value="0.560404" calcext:value-type="float">
            <text:p>0.560404</text:p>
          </table:table-cell>
          <table:table-cell office:value-type="float" office:value="0.199581077203652" calcext:value-type="float">
            <text:p>0.199581077203652</text:p>
          </table:table-cell>
          <table:table-cell office:value-type="float" office:value="0.9246" calcext:value-type="float">
            <text:p>0.9246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618" calcext:value-type="float">
            <text:p>1618</text:p>
          </table:table-cell>
          <table:table-cell office:value-type="float" office:value="702" calcext:value-type="float">
            <text:p>702</text:p>
          </table:table-cell>
          <table:table-cell office:value-type="float" office:value="18.5368" calcext:value-type="float">
            <text:p>18.5368</text:p>
          </table:table-cell>
          <table:table-cell office:value-type="float" office:value="0.562736" calcext:value-type="float">
            <text:p>0.562736</text:p>
          </table:table-cell>
          <table:table-cell office:value-type="float" office:value="0.247970071557059" calcext:value-type="float">
            <text:p>0.247970071557059</text:p>
          </table:table-cell>
          <table:table-cell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594" calcext:value-type="float">
            <text:p>1594</text:p>
          </table:table-cell>
          <table:table-cell office:value-type="float" office:value="745" calcext:value-type="float">
            <text:p>745</text:p>
          </table:table-cell>
          <table:table-cell office:value-type="float" office:value="18.7761" calcext:value-type="float">
            <text:p>18.7761</text:p>
          </table:table-cell>
          <table:table-cell office:value-type="float" office:value="0.563291" calcext:value-type="float">
            <text:p>0.563291</text:p>
          </table:table-cell>
          <table:table-cell office:value-type="float" office:value="0.194314050500855" calcext:value-type="float">
            <text:p>0.194314050500855</text:p>
          </table:table-cell>
          <table:table-cell office:value-type="float" office:value="0.9279" calcext:value-type="float">
            <text:p>0.9279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596" calcext:value-type="float">
            <text:p>1596</text:p>
          </table:table-cell>
          <table:table-cell office:value-type="float" office:value="672" calcext:value-type="float">
            <text:p>672</text:p>
          </table:table-cell>
          <table:table-cell office:value-type="float" office:value="18.5616" calcext:value-type="float">
            <text:p>18.5616</text:p>
          </table:table-cell>
          <table:table-cell office:value-type="float" office:value="0.570953" calcext:value-type="float">
            <text:p>0.570953</text:p>
          </table:table-cell>
          <table:table-cell office:value-type="float" office:value="0.175843232757716" calcext:value-type="float">
            <text:p>0.175843232757716</text:p>
          </table:table-cell>
          <table:table-cell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543" calcext:value-type="float">
            <text:p>1543</text:p>
          </table:table-cell>
          <table:table-cell office:value-type="float" office:value="735" calcext:value-type="float">
            <text:p>735</text:p>
          </table:table-cell>
          <table:table-cell office:value-type="float" office:value="18.5849" calcext:value-type="float">
            <text:p>18.5849</text:p>
          </table:table-cell>
          <table:table-cell office:value-type="float" office:value="0.575727" calcext:value-type="float">
            <text:p>0.575727</text:p>
          </table:table-cell>
          <table:table-cell office:value-type="float" office:value="0.281642279482307" calcext:value-type="float">
            <text:p>0.281642279482307</text:p>
          </table:table-cell>
          <table:table-cell office:value-type="float" office:value="0.9248" calcext:value-type="float">
            <text:p>0.9248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568" calcext:value-type="float">
            <text:p>1568</text:p>
          </table:table-cell>
          <table:table-cell office:value-type="float" office:value="732" calcext:value-type="float">
            <text:p>732</text:p>
          </table:table-cell>
          <table:table-cell office:value-type="float" office:value="18.6456" calcext:value-type="float">
            <text:p>18.6456</text:p>
          </table:table-cell>
          <table:table-cell office:value-type="float" office:value="0.570509" calcext:value-type="float">
            <text:p>0.570509</text:p>
          </table:table-cell>
          <table:table-cell office:value-type="float" office:value="0.186831021644516" calcext:value-type="float">
            <text:p>0.186831021644516</text:p>
          </table:table-cell>
          <table:table-cell office:value-type="float" office:value="0.9267" calcext:value-type="float">
            <text:p>0.9267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568" calcext:value-type="float">
            <text:p>1568</text:p>
          </table:table-cell>
          <table:table-cell office:value-type="float" office:value="714" calcext:value-type="float">
            <text:p>714</text:p>
          </table:table-cell>
          <table:table-cell office:value-type="float" office:value="18.5359" calcext:value-type="float">
            <text:p>18.5359</text:p>
          </table:table-cell>
          <table:table-cell office:value-type="float" office:value="0.572507" calcext:value-type="float">
            <text:p>0.572507</text:p>
          </table:table-cell>
          <table:table-cell office:value-type="float" office:value="0.184406833489287" calcext:value-type="float">
            <text:p>0.184406833489287</text:p>
          </table:table-cell>
          <table:table-cell office:value-type="float" office:value="0.9318" calcext:value-type="float">
            <text:p>0.9318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570" calcext:value-type="float">
            <text:p>1570</text:p>
          </table:table-cell>
          <table:table-cell office:value-type="float" office:value="685" calcext:value-type="float">
            <text:p>685</text:p>
          </table:table-cell>
          <table:table-cell office:value-type="float" office:value="18.4413" calcext:value-type="float">
            <text:p>18.4413</text:p>
          </table:table-cell>
          <table:table-cell office:value-type="float" office:value="0.575283" calcext:value-type="float">
            <text:p>0.575283</text:p>
          </table:table-cell>
          <table:table-cell office:value-type="float" office:value="0.183467129750524" calcext:value-type="float">
            <text:p>0.183467129750524</text:p>
          </table:table-cell>
          <table:table-cell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579" calcext:value-type="float">
            <text:p>1579</text:p>
          </table:table-cell>
          <table:table-cell office:value-type="float" office:value="719" calcext:value-type="float">
            <text:p>719</text:p>
          </table:table-cell>
          <table:table-cell office:value-type="float" office:value="18.4828" calcext:value-type="float">
            <text:p>18.4828</text:p>
          </table:table-cell>
          <table:table-cell office:value-type="float" office:value="0.569509" calcext:value-type="float">
            <text:p>0.569509</text:p>
          </table:table-cell>
          <table:table-cell office:value-type="float" office:value="0.189634805322037" calcext:value-type="float">
            <text:p>0.189634805322037</text:p>
          </table:table-cell>
          <table:table-cell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620" calcext:value-type="float">
            <text:p>1620</text:p>
          </table:table-cell>
          <table:table-cell office:value-type="float" office:value="726" calcext:value-type="float">
            <text:p>726</text:p>
          </table:table-cell>
          <table:table-cell office:value-type="float" office:value="18.6496" calcext:value-type="float">
            <text:p>18.6496</text:p>
          </table:table-cell>
          <table:table-cell office:value-type="float" office:value="0.559627" calcext:value-type="float">
            <text:p>0.559627</text:p>
          </table:table-cell>
          <table:table-cell office:value-type="float" office:value="0.205524266571305" calcext:value-type="float">
            <text:p>0.205524266571305</text:p>
          </table:table-cell>
          <table:table-cell office:value-type="float" office:value="0.9348" calcext:value-type="float">
            <text:p>0.9348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624" calcext:value-type="float">
            <text:p>1624</text:p>
          </table:table-cell>
          <table:table-cell office:value-type="float" office:value="723" calcext:value-type="float">
            <text:p>723</text:p>
          </table:table-cell>
          <table:table-cell office:value-type="float" office:value="18.6904" calcext:value-type="float">
            <text:p>18.6904</text:p>
          </table:table-cell>
          <table:table-cell office:value-type="float" office:value="0.559072" calcext:value-type="float">
            <text:p>0.559072</text:p>
          </table:table-cell>
          <table:table-cell office:value-type="float" office:value="0.146081446457688" calcext:value-type="float">
            <text:p>0.146081446457688</text:p>
          </table:table-cell>
          <table:table-cell office:value-type="float" office:value="0.9371" calcext:value-type="float">
            <text:p>0.937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597" calcext:value-type="float">
            <text:p>1597</text:p>
          </table:table-cell>
          <table:table-cell office:value-type="float" office:value="675" calcext:value-type="float">
            <text:p>675</text:p>
          </table:table-cell>
          <table:table-cell office:value-type="float" office:value="18.5596" calcext:value-type="float">
            <text:p>18.5596</text:p>
          </table:table-cell>
          <table:table-cell office:value-type="float" office:value="0.570398" calcext:value-type="float">
            <text:p>0.570398</text:p>
          </table:table-cell>
          <table:table-cell office:value-type="float" office:value="0.140257009012685" calcext:value-type="float">
            <text:p>0.140257009012685</text:p>
          </table:table-cell>
          <table:table-cell office:value-type="float" office:value="0.9386" calcext:value-type="float">
            <text:p>0.9386</text:p>
          </table:table-cell>
        </table:table-row>
      </table:table>
      <table:table table:name="Sheet4" table:style-name="ta1">
        <table:shapes>
          <draw:frame draw:z-index="0" draw:style-name="gr1" draw:text-style-name="P1" svg:width="25.358cm" svg:height="15.46cm" svg:x="0cm" svg:y="0.001cm">
            <draw:object draw:notify-on-update-of-ranges="'三層CNN、e-greedy、雑巾絞り'.D1:'三層CNN、e-greedy、雑巾絞り'.D1 '三層CNN、e-greedy、雑巾絞り'.D2:'三層CNN、e-greedy、雑巾絞り'.D33 '三層CNN、e-greedy、雑巾絞り'.E1:'三層CNN、e-greedy、雑巾絞り'.E1 '三層CNN、e-greedy、雑巾絞り'.E2:'三層CNN、e-greedy、雑巾絞り'.E33 '三層CNN、e-greedy、雑巾絞り'.F1:'三層CNN、e-greedy、雑巾絞り'.F1 '三層CNN、e-greedy、雑巾絞り'.F2:'三層CNN、e-greedy、雑巾絞り'.F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137cm" svg:height="15.283cm" svg:x="0cm" svg:y="15.457cm">
            <draw:object draw:notify-on-update-of-ranges="'pool、e-greedy、雑巾絞り'.D1:'pool、e-greedy、雑巾絞り'.D1 'pool、e-greedy、雑巾絞り'.D2:'pool、e-greedy、雑巾絞り'.D33 'pool、e-greedy、雑巾絞り'.E1:'pool、e-greedy、雑巾絞り'.E1 'pool、e-greedy、雑巾絞り'.E2:'pool、e-greedy、雑巾絞り'.E33 'pool、e-greedy、雑巾絞り'.F1:'pool、e-greedy、雑巾絞り'.F1 'pool、e-greedy、雑巾絞り'.F2:'pool、e-greedy、雑巾絞り'.F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741cm" svg:height="15.041cm" svg:x="25.349cm" svg:y="0.034cm">
            <draw:object draw:notify-on-update-of-ranges="'三層CN、e-greedy、雑巾絞り、resolved'.D1:'三層CN、e-greedy、雑巾絞り、resolved'.D1 '三層CN、e-greedy、雑巾絞り、resolved'.D2:'三層CN、e-greedy、雑巾絞り、resolved'.D33 '三層CN、e-greedy、雑巾絞り、resolved'.E1:'三層CN、e-greedy、雑巾絞り、resolved'.E1 '三層CN、e-greedy、雑巾絞り、resolved'.E2:'三層CN、e-greedy、雑巾絞り、resolved'.E33 '三層CN、e-greedy、雑巾絞り、resolved'.F1:'三層CN、e-greedy、雑巾絞り、resolved'.F1 '三層CN、e-greedy、雑巾絞り、resolved'.F2:'三層CN、e-greedy、雑巾絞り、resolved'.F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6.757cm" svg:height="16.858cm" svg:x="25.793cm" svg:y="15.446cm">
            <draw:object draw:notify-on-update-of-ranges="'三層CNN、count、雑巾絞り'.E1:'三層CNN、count、雑巾絞り'.E1 '三層CNN、count、雑巾絞り'.E2:'三層CNN、count、雑巾絞り'.E33 '三層CNN、count、雑巾絞り'.F1:'三層CNN、count、雑巾絞り'.F1 '三層CNN、count、雑巾絞り'.F2:'三層CNN、count、雑巾絞り'.F33 '三層CNN、count、雑巾絞り'.G1:'三層CNN、count、雑巾絞り'.G1 '三層CNN、count、雑巾絞り'.G2:'三層CNN、count、雑巾絞り'.G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4.152cm" svg:height="14.971cm" svg:x="52.612cm" svg:y="0.173cm">
            <draw:object draw:notify-on-update-of-ranges="'三層CNN、ordinal、雑巾絞り'.E1:'三層CNN、ordinal、雑巾絞り'.E1 '三層CNN、ordinal、雑巾絞り'.E2:'三層CNN、ordinal、雑巾絞り'.E33 '三層CNN、ordinal、雑巾絞り'.F1:'三層CNN、ordinal、雑巾絞り'.F1 '三層CNN、ordinal、雑巾絞り'.F2:'三層CNN、ordinal、雑巾絞り'.F33 '三層CNN、ordinal、雑巾絞り'.G1:'三層CNN、ordinal、雑巾絞り'.G1 '三層CNN、ordinal、雑巾絞り'.G2:'三層CNN、ordinal、雑巾絞り'.G3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00/00/00</text:date>, <text:time style:data-style-name="N2" text:time-value="22:50:18.751094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0-03T17:57:59.994177598</dc:date>
    <meta:editing-duration>PT2H40S</meta:editing-duration>
    <meta:editing-cycles>5</meta:editing-cycles>
    <meta:document-statistic meta:table-count="6" meta:cell-count="115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59cm" svg:height="15.461cm" xlink:href=".." xlink:type="simple" chart:class="chart:line" chart:style-name="ch1">
        <chart:title svg:x="9.543cm" svg:y="0.445cm" chart:style-name="ch2">
          <text:p>三層CNN_e-greedy_雑巾絞り</text:p>
        </chart:title>
        <chart:legend chart:legend-position="end" svg:x="22.877cm" svg:y="6.933cm" style:legend-expansion="high" chart:style-name="ch3"/>
        <chart:plot-area chart:style-name="ch4" table:cell-range-address="'三層CNN、e-greedy、雑巾絞り'.D1:'三層CNN、e-greedy、雑巾絞り'.F33" chart:data-source-has-labels="row" svg:x="0.507cm" svg:y="1.691cm" svg:width="21.863cm" svg:height="13.461cm">
          <chartooo:coordinate-region svg:x="1.234cm" svg:y="1.89cm" svg:width="20.949cm" svg:height="12.6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三層CNN、e-greedy、雑巾絞り'.D2:'三層CNN、e-greedy、雑巾絞り'.D33" chart:label-cell-address="'三層CNN、e-greedy、雑巾絞り'.D1:'三層CNN、e-greedy、雑巾絞り'.D1" chart:class="chart:line">
            <chart:data-point chart:repeated="32"/>
          </chart:series>
          <chart:series chart:style-name="ch8" chart:values-cell-range-address="'三層CNN、e-greedy、雑巾絞り'.E2:'三層CNN、e-greedy、雑巾絞り'.E33" chart:label-cell-address="'三層CNN、e-greedy、雑巾絞り'.E1:'三層CNN、e-greedy、雑巾絞り'.E1" chart:class="chart:line">
            <chart:data-point chart:repeated="32"/>
          </chart:series>
          <chart:series chart:style-name="ch9" chart:values-cell-range-address="'三層CNN、e-greedy、雑巾絞り'.F2:'三層CNN、e-greedy、雑巾絞り'.F33" chart:label-cell-address="'三層CNN、e-greedy、雑巾絞り'.F1:'三層CNN、e-greedy、雑巾絞り'.F1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三層CNN、e-greedy、雑巾絞り'.D1:'三層CNN、e-greedy、雑巾絞り'.D1</svg:desc>
                </draw:g>
              </table:table-cell>
              <table:table-cell office:value-type="string">
                <text:p>loss</text:p>
                <draw:g>
                  <svg:desc>'三層CNN、e-greedy、雑巾絞り'.E1:'三層CNN、e-greedy、雑巾絞り'.E1</svg:desc>
                </draw:g>
              </table:table-cell>
              <table:table-cell office:value-type="string">
                <text:p>ans</text:p>
                <draw:g>
                  <svg:desc>'三層CNN、e-greedy、雑巾絞り'.F1:'三層CNN、e-greedy、雑巾絞り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7184">
                <text:p>0.557184</text:p>
                <draw:g>
                  <svg:desc>'三層CNN、e-greedy、雑巾絞り'.D2:'三層CNN、e-greedy、雑巾絞り'.D33</svg:desc>
                </draw:g>
              </table:table-cell>
              <table:table-cell office:value-type="float" office:value="0.861325306739686">
                <text:p>0.861325306739686</text:p>
                <draw:g>
                  <svg:desc>'三層CNN、e-greedy、雑巾絞り'.E2:'三層CNN、e-greedy、雑巾絞り'.E33</svg:desc>
                </draw:g>
              </table:table-cell>
              <table:table-cell office:value-type="float" office:value="0.7031">
                <text:p>0.7031</text:p>
                <draw:g>
                  <svg:desc>'三層CNN、e-greedy、雑巾絞り'.F2:'三層CNN、e-greedy、雑巾絞り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5744">
                <text:p>0.575744</text:p>
              </table:table-cell>
              <table:table-cell office:value-type="float" office:value="0.702154436285622">
                <text:p>0.702154436285622</text:p>
              </table:table-cell>
              <table:table-cell office:value-type="float" office:value="0.7913">
                <text:p>0.7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7988">
                <text:p>0.517988</text:p>
              </table:table-cell>
              <table:table-cell office:value-type="float" office:value="0.445623986709993">
                <text:p>0.445623986709993</text:p>
              </table:table-cell>
              <table:table-cell office:value-type="float" office:value="0.8257">
                <text:p>0.8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7184">
                <text:p>0.557184</text:p>
              </table:table-cell>
              <table:table-cell office:value-type="float" office:value="0.42335158369903">
                <text:p>0.42335158369903</text:p>
              </table:table-cell>
              <table:table-cell office:value-type="float" office:value="0.8491">
                <text:p>0.8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0828">
                <text:p>0.590828</text:p>
              </table:table-cell>
              <table:table-cell office:value-type="float" office:value="0.478646622571081">
                <text:p>0.478646622571081</text:p>
              </table:table-cell>
              <table:table-cell office:value-type="float" office:value="0.8574">
                <text:p>0.8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813">
                <text:p>0.613813</text:p>
              </table:table-cell>
              <table:table-cell office:value-type="float" office:value="0.530924380174517">
                <text:p>0.530924380174517</text:p>
              </table:table-cell>
              <table:table-cell office:value-type="float" office:value="0.8563">
                <text:p>0.8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4088">
                <text:p>0.534088</text:p>
              </table:table-cell>
              <table:table-cell office:value-type="float" office:value="0.316125972934294">
                <text:p>0.316125972934294</text:p>
              </table:table-cell>
              <table:table-cell office:value-type="float" office:value="0.8631">
                <text:p>0.8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3298">
                <text:p>0.553298</text:p>
              </table:table-cell>
              <table:table-cell office:value-type="float" office:value="0.285338214171957">
                <text:p>0.285338214171957</text:p>
              </table:table-cell>
              <table:table-cell office:value-type="float" office:value="0.8697">
                <text:p>0.8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6969">
                <text:p>0.546969</text:p>
              </table:table-cell>
              <table:table-cell office:value-type="float" office:value="0.263115320051177">
                <text:p>0.263115320051177</text:p>
              </table:table-cell>
              <table:table-cell office:value-type="float" office:value="0.8687">
                <text:p>0.8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8634">
                <text:p>0.548634</text:p>
              </table:table-cell>
              <table:table-cell office:value-type="float" office:value="0.249200987273879">
                <text:p>0.249200987273879</text:p>
              </table:table-cell>
              <table:table-cell office:value-type="float" office:value="0.8777">
                <text:p>0.8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3193">
                <text:p>0.543193</text:p>
              </table:table-cell>
              <table:table-cell office:value-type="float" office:value="0.217021723074504">
                <text:p>0.217021723074504</text:p>
              </table:table-cell>
              <table:table-cell office:value-type="float" office:value="0.8845">
                <text:p>0.8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8308">
                <text:p>0.538308</text:p>
              </table:table-cell>
              <table:table-cell office:value-type="float" office:value="0.211367323415619">
                <text:p>0.211367323415619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8425">
                <text:p>0.528425</text:p>
              </table:table-cell>
              <table:table-cell office:value-type="float" office:value="0.318628441896135">
                <text:p>0.318628441896135</text:p>
              </table:table-cell>
              <table:table-cell office:value-type="float" office:value="0.8857">
                <text:p>0.8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9425">
                <text:p>0.529425</text:p>
              </table:table-cell>
              <table:table-cell office:value-type="float" office:value="0.201946108483013">
                <text:p>0.201946108483013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6094">
                <text:p>0.526094</text:p>
              </table:table-cell>
              <table:table-cell office:value-type="float" office:value="0.186933767983121">
                <text:p>0.186933767983121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2194">
                <text:p>0.542194</text:p>
              </table:table-cell>
              <table:table-cell office:value-type="float" office:value="0.264167549110465">
                <text:p>0.264167549110465</text:p>
              </table:table-cell>
              <table:table-cell office:value-type="float" office:value="0.8848">
                <text:p>0.8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4637">
                <text:p>0.544637</text:p>
              </table:table-cell>
              <table:table-cell office:value-type="float" office:value="0.151277129562287">
                <text:p>0.151277129562287</text:p>
              </table:table-cell>
              <table:table-cell office:value-type="float" office:value="0.8878">
                <text:p>0.88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4415">
                <text:p>0.544415</text:p>
              </table:table-cell>
              <table:table-cell office:value-type="float" office:value="0.178258531691875">
                <text:p>0.178258531691875</text:p>
              </table:table-cell>
              <table:table-cell office:value-type="float" office:value="0.8859">
                <text:p>0.8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7753">
                <text:p>0.537753</text:p>
              </table:table-cell>
              <table:table-cell office:value-type="float" office:value="0.164838710390031">
                <text:p>0.164838710390031</text:p>
              </table:table-cell>
              <table:table-cell office:value-type="float" office:value="0.8926">
                <text:p>0.8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4415">
                <text:p>0.544415</text:p>
              </table:table-cell>
              <table:table-cell office:value-type="float" office:value="0.101310983224025">
                <text:p>0.101310983224025</text:p>
              </table:table-cell>
              <table:table-cell office:value-type="float" office:value="0.8944">
                <text:p>0.8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3304">
                <text:p>0.543304</text:p>
              </table:table-cell>
              <table:table-cell office:value-type="float" office:value="0.088702060912129">
                <text:p>0.088702060912129</text:p>
              </table:table-cell>
              <table:table-cell office:value-type="float" office:value="0.8919">
                <text:p>0.8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1541">
                <text:p>0.521541</text:p>
              </table:table-cell>
              <table:table-cell office:value-type="float" office:value="0.135668057259198">
                <text:p>0.135668057259198</text:p>
              </table:table-cell>
              <table:table-cell office:value-type="float" office:value="0.8962">
                <text:p>0.8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8759">
                <text:p>0.528759</text:p>
              </table:table-cell>
              <table:table-cell office:value-type="float" office:value="0.118316359223795">
                <text:p>0.118316359223795</text:p>
              </table:table-cell>
              <table:table-cell office:value-type="float" office:value="0.8958">
                <text:p>0.8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5865">
                <text:p>0.535865</text:p>
              </table:table-cell>
              <table:table-cell office:value-type="float" office:value="0.076164930287934">
                <text:p>0.076164930287934</text:p>
              </table:table-cell>
              <table:table-cell office:value-type="float" office:value="0.9018">
                <text:p>0.9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6094">
                <text:p>0.526094</text:p>
              </table:table-cell>
              <table:table-cell office:value-type="float" office:value="0.105189769753876">
                <text:p>0.105189769753876</text:p>
              </table:table-cell>
              <table:table-cell office:value-type="float" office:value="0.9036">
                <text:p>0.9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0653">
                <text:p>0.520653</text:p>
              </table:table-cell>
              <table:table-cell office:value-type="float" office:value="0.0755035601084172">
                <text:p>0.0755035601084172</text:p>
              </table:table-cell>
              <table:table-cell office:value-type="float" office:value="0.9052">
                <text:p>0.9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9765">
                <text:p>0.529765</text:p>
              </table:table-cell>
              <table:table-cell office:value-type="float" office:value="0.0763507342559158">
                <text:p>0.0763507342559158</text:p>
              </table:table-cell>
              <table:table-cell office:value-type="float" office:value="0.9045">
                <text:p>0.9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5754">
                <text:p>0.535754</text:p>
              </table:table-cell>
              <table:table-cell office:value-type="float" office:value="0.0873919076346966">
                <text:p>0.0873919076346966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33311">
                <text:p>0.533311</text:p>
              </table:table-cell>
              <table:table-cell office:value-type="float" office:value="0.107685956772496">
                <text:p>0.107685956772496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9765">
                <text:p>0.519765</text:p>
              </table:table-cell>
              <table:table-cell office:value-type="float" office:value="0.086542832817356">
                <text:p>0.086542832817356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34755">
                <text:p>0.534755</text:p>
              </table:table-cell>
              <table:table-cell office:value-type="float" office:value="0.0729075640250892">
                <text:p>0.0729075640250892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211">
                <text:p>0.526211</text:p>
              </table:table-cell>
              <table:table-cell office:value-type="float" office:value="0.11294995770671">
                <text:p>0.11294995770671</text:p>
              </table:table-cell>
              <table:table-cell office:value-type="float" office:value="0.894">
                <text:p>0.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38cm" svg:height="15.284cm" xlink:href=".." xlink:type="simple" chart:class="chart:line" chart:style-name="ch1">
        <chart:title svg:x="10.515cm" svg:y="0.441cm" chart:style-name="ch2">
          <text:p>pool_e-greedy_雑巾絞り</text:p>
        </chart:title>
        <chart:legend chart:legend-position="end" svg:x="23.656cm" svg:y="6.845cm" style:legend-expansion="high" chart:style-name="ch3"/>
        <chart:plot-area chart:style-name="ch4" table:cell-range-address="'pool、e-greedy、雑巾絞り'.D1:'pool、e-greedy、雑巾絞り'.F33" chart:data-source-has-labels="row" svg:x="0.522cm" svg:y="1.683cm" svg:width="22.612cm" svg:height="13.296cm">
          <chartooo:coordinate-region svg:x="1.249cm" svg:y="1.882cm" svg:width="21.699cm" svg:height="12.4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ool、e-greedy、雑巾絞り'.D2:'pool、e-greedy、雑巾絞り'.D33" chart:label-cell-address="'pool、e-greedy、雑巾絞り'.D1:'pool、e-greedy、雑巾絞り'.D1" chart:class="chart:line">
            <chart:data-point chart:repeated="32"/>
          </chart:series>
          <chart:series chart:style-name="ch9" chart:values-cell-range-address="'pool、e-greedy、雑巾絞り'.E2:'pool、e-greedy、雑巾絞り'.E33" chart:label-cell-address="'pool、e-greedy、雑巾絞り'.E1:'pool、e-greedy、雑巾絞り'.E1" chart:class="chart:line">
            <chart:data-point chart:repeated="32"/>
          </chart:series>
          <chart:series chart:style-name="ch10" chart:values-cell-range-address="'pool、e-greedy、雑巾絞り'.F2:'pool、e-greedy、雑巾絞り'.F33" chart:label-cell-address="'pool、e-greedy、雑巾絞り'.F1:'pool、e-greedy、雑巾絞り'.F1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pool、e-greedy、雑巾絞り'.D1:'pool、e-greedy、雑巾絞り'.D1</svg:desc>
                </draw:g>
              </table:table-cell>
              <table:table-cell office:value-type="string">
                <text:p>loss</text:p>
                <draw:g>
                  <svg:desc>'pool、e-greedy、雑巾絞り'.E1:'pool、e-greedy、雑巾絞り'.E1</svg:desc>
                </draw:g>
              </table:table-cell>
              <table:table-cell office:value-type="string">
                <text:p>ans</text:p>
                <draw:g>
                  <svg:desc>'pool、e-greedy、雑巾絞り'.F1:'pool、e-greedy、雑巾絞り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0417">
                <text:p>0.540417</text:p>
                <draw:g>
                  <svg:desc>'pool、e-greedy、雑巾絞り'.D2:'pool、e-greedy、雑巾絞り'.D33</svg:desc>
                </draw:g>
              </table:table-cell>
              <table:table-cell office:value-type="float" office:value="6.85615983362007">
                <text:p>6.85615983362007</text:p>
                <draw:g>
                  <svg:desc>'pool、e-greedy、雑巾絞り'.E2:'pool、e-greedy、雑巾絞り'.E33</svg:desc>
                </draw:g>
              </table:table-cell>
              <table:table-cell office:value-type="float" office:value="0.6599">
                <text:p>0.6599</text:p>
                <draw:g>
                  <svg:desc>'pool、e-greedy、雑巾絞り'.F2:'pool、e-greedy、雑巾絞り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7655">
                <text:p>0.517655</text:p>
              </table:table-cell>
              <table:table-cell office:value-type="float" office:value="3.90899597411475">
                <text:p>3.90899597411475</text:p>
              </table:table-cell>
              <table:table-cell office:value-type="float" office:value="0.7022">
                <text:p>0.7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0724">
                <text:p>0.580724</text:p>
              </table:table-cell>
              <table:table-cell office:value-type="float" office:value="2.90350652041135">
                <text:p>2.90350652041135</text:p>
              </table:table-cell>
              <table:table-cell office:value-type="float" office:value="0.7199">
                <text:p>0.7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1064">
                <text:p>0.571064</text:p>
              </table:table-cell>
              <table:table-cell office:value-type="float" office:value="2.52789249655341">
                <text:p>2.52789249655341</text:p>
              </table:table-cell>
              <table:table-cell office:value-type="float" office:value="0.7318">
                <text:p>0.7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994">
                <text:p>0.58994</text:p>
              </table:table-cell>
              <table:table-cell office:value-type="float" office:value="2.22985389232635">
                <text:p>2.22985389232635</text:p>
              </table:table-cell>
              <table:table-cell office:value-type="float" office:value="0.7189">
                <text:p>0.7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5734">
                <text:p>0.565734</text:p>
              </table:table-cell>
              <table:table-cell office:value-type="float" office:value="1.91654567162304">
                <text:p>1.91654567162304</text:p>
              </table:table-cell>
              <table:table-cell office:value-type="float" office:value="0.7196">
                <text:p>0.7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3069">
                <text:p>0.563069</text:p>
              </table:table-cell>
              <table:table-cell office:value-type="float" office:value="1.71047256194312">
                <text:p>1.71047256194312</text:p>
              </table:table-cell>
              <table:table-cell office:value-type="float" office:value="0.7237">
                <text:p>0.7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239">
                <text:p>0.58239</text:p>
              </table:table-cell>
              <table:table-cell office:value-type="float" office:value="1.39041776774009">
                <text:p>1.39041776774009</text:p>
              </table:table-cell>
              <table:table-cell office:value-type="float" office:value="0.7324">
                <text:p>0.7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2187">
                <text:p>0.552187</text:p>
              </table:table-cell>
              <table:table-cell office:value-type="float" office:value="1.53095386952443">
                <text:p>1.53095386952443</text:p>
              </table:table-cell>
              <table:table-cell office:value-type="float" office:value="0.7176">
                <text:p>0.7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5956">
                <text:p>0.565956</text:p>
              </table:table-cell>
              <table:table-cell office:value-type="float" office:value="1.69327058233064">
                <text:p>1.69327058233064</text:p>
              </table:table-cell>
              <table:table-cell office:value-type="float" office:value="0.7252">
                <text:p>0.7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2618">
                <text:p>0.572618</text:p>
              </table:table-cell>
              <table:table-cell office:value-type="float" office:value="1.50743063964134">
                <text:p>1.50743063964134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6851">
                <text:p>0.556851</text:p>
              </table:table-cell>
              <table:table-cell office:value-type="float" office:value="1.26592245742038">
                <text:p>1.26592245742038</text:p>
              </table:table-cell>
              <table:table-cell office:value-type="float" office:value="0.7227">
                <text:p>0.7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6733">
                <text:p>0.566733</text:p>
              </table:table-cell>
              <table:table-cell office:value-type="float" office:value="1.22479239814968">
                <text:p>1.22479239814968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3735">
                <text:p>0.563735</text:p>
              </table:table-cell>
              <table:table-cell office:value-type="float" office:value="1.04765537063504">
                <text:p>1.04765537063504</text:p>
              </table:table-cell>
              <table:table-cell office:value-type="float" office:value="0.7256">
                <text:p>0.7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6844">
                <text:p>0.566844</text:p>
              </table:table-cell>
              <table:table-cell office:value-type="float" office:value="0.954870457738596">
                <text:p>0.954870457738596</text:p>
              </table:table-cell>
              <table:table-cell office:value-type="float" office:value="0.7211">
                <text:p>0.7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2521">
                <text:p>0.552521</text:p>
              </table:table-cell>
              <table:table-cell office:value-type="float" office:value="1.33915619385665">
                <text:p>1.33915619385665</text:p>
              </table:table-cell>
              <table:table-cell office:value-type="float" office:value="0.7129">
                <text:p>0.7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5512">
                <text:p>0.565512</text:p>
              </table:table-cell>
              <table:table-cell office:value-type="float" office:value="1.37273176404146">
                <text:p>1.37273176404146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141">
                <text:p>0.55141</text:p>
              </table:table-cell>
              <table:table-cell office:value-type="float" office:value="1.21770396587987">
                <text:p>1.21770396587987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3298">
                <text:p>0.553298</text:p>
              </table:table-cell>
              <table:table-cell office:value-type="float" office:value="1.10382465446155">
                <text:p>1.10382465446155</text:p>
              </table:table-cell>
              <table:table-cell office:value-type="float" office:value="0.7365">
                <text:p>0.7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2396">
                <text:p>0.572396</text:p>
              </table:table-cell>
              <table:table-cell office:value-type="float" office:value="1.28101035987384">
                <text:p>1.28101035987384</text:p>
              </table:table-cell>
              <table:table-cell office:value-type="float" office:value="0.7319">
                <text:p>0.7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6296">
                <text:p>0.556296</text:p>
              </table:table-cell>
              <table:table-cell office:value-type="float" office:value="1.19173451904182">
                <text:p>1.19173451904182</text:p>
              </table:table-cell>
              <table:table-cell office:value-type="float" office:value="0.7373">
                <text:p>0.7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0524">
                <text:p>0.570524</text:p>
              </table:table-cell>
              <table:table-cell office:value-type="float" office:value="1.22479906166947">
                <text:p>1.22479906166947</text:p>
              </table:table-cell>
              <table:table-cell office:value-type="float" office:value="0.7396">
                <text:p>0.7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817">
                <text:p>0.57817</text:p>
              </table:table-cell>
              <table:table-cell office:value-type="float" office:value="1.50617545061697">
                <text:p>1.50617545061697</text:p>
              </table:table-cell>
              <table:table-cell office:value-type="float" office:value="0.7292">
                <text:p>0.7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949">
                <text:p>0.575949</text:p>
              </table:table-cell>
              <table:table-cell office:value-type="float" office:value="1.10678500746399">
                <text:p>1.10678500746399</text:p>
              </table:table-cell>
              <table:table-cell office:value-type="float" office:value="0.7433">
                <text:p>0.74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9829">
                <text:p>0.589829</text:p>
              </table:table-cell>
              <table:table-cell office:value-type="float" office:value="0.849638578187451">
                <text:p>0.849638578187451</text:p>
              </table:table-cell>
              <table:table-cell office:value-type="float" office:value="0.7386">
                <text:p>0.73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5956">
                <text:p>0.565956</text:p>
              </table:table-cell>
              <table:table-cell office:value-type="float" office:value="1.26769503322886">
                <text:p>1.26769503322886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964">
                <text:p>0.55964</text:p>
              </table:table-cell>
              <table:table-cell office:value-type="float" office:value="1.16681619375312">
                <text:p>1.16681619375312</text:p>
              </table:table-cell>
              <table:table-cell office:value-type="float" office:value="0.7462">
                <text:p>0.7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9287">
                <text:p>0.569287</text:p>
              </table:table-cell>
              <table:table-cell office:value-type="float" office:value="1.06810909517779">
                <text:p>1.06810909517779</text:p>
              </table:table-cell>
              <table:table-cell office:value-type="float" office:value="0.7363">
                <text:p>0.7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9525">
                <text:p>0.569525</text:p>
              </table:table-cell>
              <table:table-cell office:value-type="float" office:value="1.28997488435451">
                <text:p>1.28997488435451</text:p>
              </table:table-cell>
              <table:table-cell office:value-type="float" office:value="0.7406">
                <text:p>0.7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2278">
                <text:p>0.582278</text:p>
              </table:table-cell>
              <table:table-cell office:value-type="float" office:value="0.938164459073841">
                <text:p>0.938164459073841</text:p>
              </table:table-cell>
              <table:table-cell office:value-type="float" office:value="0.7408">
                <text:p>0.74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1168">
                <text:p>0.581168</text:p>
              </table:table-cell>
              <table:table-cell office:value-type="float" office:value="1.01063175415013">
                <text:p>1.01063175415013</text:p>
              </table:table-cell>
              <table:table-cell office:value-type="float" office:value="0.7461">
                <text:p>0.7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8543">
                <text:p>0.558543</text:p>
              </table:table-cell>
              <table:table-cell office:value-type="float" office:value="1.43138615693377">
                <text:p>1.43138615693377</text:p>
              </table:table-cell>
              <table:table-cell office:value-type="float" office:value="0.7421">
                <text:p>0.7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42cm" svg:height="15.042cm" xlink:href=".." xlink:type="simple" chart:class="chart:line" chart:style-name="ch1">
        <chart:title svg:x="9.203cm" svg:y="0.436cm" chart:style-name="ch2">
          <text:p>三層CNN_e-greedy_雑巾絞り_resolved</text:p>
        </chart:title>
        <chart:legend chart:legend-position="end" svg:x="24.26cm" svg:y="6.724cm" style:legend-expansion="high" chart:style-name="ch3"/>
        <chart:plot-area chart:style-name="ch4" table:cell-range-address="'三層CN、e-greedy、雑巾絞り、resolved'.D1:'三層CN、e-greedy、雑巾絞り、resolved'.F33" chart:data-source-has-labels="row" svg:x="0.534cm" svg:y="1.673cm" svg:width="23.192cm" svg:height="13.069cm">
          <chartooo:coordinate-region svg:x="1.261cm" svg:y="1.872cm" svg:width="22.278cm" svg:height="12.2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三層CN、e-greedy、雑巾絞り、resolved'.D2:'三層CN、e-greedy、雑巾絞り、resolved'.D33" chart:label-cell-address="'三層CN、e-greedy、雑巾絞り、resolved'.D1:'三層CN、e-greedy、雑巾絞り、resolved'.D1" chart:class="chart:line">
            <chart:data-point chart:repeated="32"/>
          </chart:series>
          <chart:series chart:style-name="ch8" chart:values-cell-range-address="'三層CN、e-greedy、雑巾絞り、resolved'.E2:'三層CN、e-greedy、雑巾絞り、resolved'.E33" chart:label-cell-address="'三層CN、e-greedy、雑巾絞り、resolved'.E1:'三層CN、e-greedy、雑巾絞り、resolved'.E1" chart:class="chart:line">
            <chart:data-point chart:repeated="32"/>
          </chart:series>
          <chart:series chart:style-name="ch9" chart:values-cell-range-address="'三層CN、e-greedy、雑巾絞り、resolved'.F2:'三層CN、e-greedy、雑巾絞り、resolved'.F33" chart:label-cell-address="'三層CN、e-greedy、雑巾絞り、resolved'.F1:'三層CN、e-greedy、雑巾絞り、resolved'.F1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三層CN、e-greedy、雑巾絞り、resolved'.D1:'三層CN、e-greedy、雑巾絞り、resolved'.D1</svg:desc>
                </draw:g>
              </table:table-cell>
              <table:table-cell office:value-type="string">
                <text:p>loss</text:p>
                <draw:g>
                  <svg:desc>'三層CN、e-greedy、雑巾絞り、resolved'.E1:'三層CN、e-greedy、雑巾絞り、resolved'.E1</svg:desc>
                </draw:g>
              </table:table-cell>
              <table:table-cell office:value-type="string">
                <text:p>ans</text:p>
                <draw:g>
                  <svg:desc>'三層CN、e-greedy、雑巾絞り、resolved'.F1:'三層CN、e-greedy、雑巾絞り、resolved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7308">
                <text:p>0.537308</text:p>
                <draw:g>
                  <svg:desc>'三層CN、e-greedy、雑巾絞り、resolved'.D2:'三層CN、e-greedy、雑巾絞り、resolved'.D33</svg:desc>
                </draw:g>
              </table:table-cell>
              <table:table-cell office:value-type="float" office:value="0.49036464953197">
                <text:p>0.49036464953197</text:p>
                <draw:g>
                  <svg:desc>'三層CN、e-greedy、雑巾絞り、resolved'.E2:'三層CN、e-greedy、雑巾絞り、resolved'.E33</svg:desc>
                </draw:g>
              </table:table-cell>
              <table:table-cell office:value-type="float" office:value="0.8376">
                <text:p>0.8376</text:p>
                <draw:g>
                  <svg:desc>'三層CN、e-greedy、雑巾絞り、resolved'.F2:'三層CN、e-greedy、雑巾絞り、resolved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431">
                <text:p>0.53431</text:p>
              </table:table-cell>
              <table:table-cell office:value-type="float" office:value="0.270535525034172">
                <text:p>0.270535525034172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5205">
                <text:p>0.525205</text:p>
              </table:table-cell>
              <table:table-cell office:value-type="float" office:value="0.229135152130676">
                <text:p>0.229135152130676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2854">
                <text:p>0.552854</text:p>
              </table:table-cell>
              <table:table-cell office:value-type="float" office:value="0.28812659268581">
                <text:p>0.28812659268581</text:p>
              </table:table-cell>
              <table:table-cell office:value-type="float" office:value="0.9059">
                <text:p>0.9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7308">
                <text:p>0.537308</text:p>
              </table:table-cell>
              <table:table-cell office:value-type="float" office:value="0.329497780275358">
                <text:p>0.329497780275358</text:p>
              </table:table-cell>
              <table:table-cell office:value-type="float" office:value="0.9045">
                <text:p>0.9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7419">
                <text:p>0.537419</text:p>
              </table:table-cell>
              <table:table-cell office:value-type="float" office:value="0.23697096483664">
                <text:p>0.23697096483664</text:p>
              </table:table-cell>
              <table:table-cell office:value-type="float" office:value="0.9129">
                <text:p>0.9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4859">
                <text:p>0.544859</text:p>
              </table:table-cell>
              <table:table-cell office:value-type="float" office:value="0.135683888427403">
                <text:p>0.135683888427403</text:p>
              </table:table-cell>
              <table:table-cell office:value-type="float" office:value="0.9206">
                <text:p>0.9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3644">
                <text:p>0.533644</text:p>
              </table:table-cell>
              <table:table-cell office:value-type="float" office:value="0.0992226421705518">
                <text:p>0.0992226421705518</text:p>
              </table:table-cell>
              <table:table-cell office:value-type="float" office:value="0.9236">
                <text:p>0.9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3957">
                <text:p>0.563957</text:p>
              </table:table-cell>
              <table:table-cell office:value-type="float" office:value="0.11495380939654">
                <text:p>0.11495380939654</text:p>
              </table:table-cell>
              <table:table-cell office:value-type="float" office:value="0.9243">
                <text:p>0.9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4297">
                <text:p>0.554297</text:p>
              </table:table-cell>
              <table:table-cell office:value-type="float" office:value="0.134392266069071">
                <text:p>0.134392266069071</text:p>
              </table:table-cell>
              <table:table-cell office:value-type="float" office:value="0.9245">
                <text:p>0.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5414">
                <text:p>0.545414</text:p>
              </table:table-cell>
              <table:table-cell office:value-type="float" office:value="0.0868338444984723">
                <text:p>0.0868338444984723</text:p>
              </table:table-cell>
              <table:table-cell office:value-type="float" office:value="0.9185">
                <text:p>0.9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3866">
                <text:p>0.533866</text:p>
              </table:table-cell>
              <table:table-cell office:value-type="float" office:value="0.134654424110474">
                <text:p>0.134654424110474</text:p>
              </table:table-cell>
              <table:table-cell office:value-type="float" office:value="0.9219">
                <text:p>0.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1868">
                <text:p>0.531868</text:p>
              </table:table-cell>
              <table:table-cell office:value-type="float" office:value="0.0676645386819016">
                <text:p>0.0676645386819016</text:p>
              </table:table-cell>
              <table:table-cell office:value-type="float" office:value="0.9218">
                <text:p>0.9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7093">
                <text:p>0.527093</text:p>
              </table:table-cell>
              <table:table-cell office:value-type="float" office:value="0.0950461146344498">
                <text:p>0.0950461146344498</text:p>
              </table:table-cell>
              <table:table-cell office:value-type="float" office:value="0.9255">
                <text:p>0.9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3422">
                <text:p>0.533422</text:p>
              </table:table-cell>
              <table:table-cell office:value-type="float" office:value="0.0644352347433302">
                <text:p>0.0644352347433302</text:p>
              </table:table-cell>
              <table:table-cell office:value-type="float" office:value="0.9268">
                <text:p>0.9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2083">
                <text:p>0.542083</text:p>
              </table:table-cell>
              <table:table-cell office:value-type="float" office:value="0.0526837985594017">
                <text:p>0.0526837985594017</text:p>
              </table:table-cell>
              <table:table-cell office:value-type="float" office:value="0.9324">
                <text:p>0.9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0868">
                <text:p>0.530868</text:p>
              </table:table-cell>
              <table:table-cell office:value-type="float" office:value="0.0606099212615163">
                <text:p>0.0606099212615163</text:p>
              </table:table-cell>
              <table:table-cell office:value-type="float" office:value="0.9273">
                <text:p>0.9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2527">
                <text:p>0.542527</text:p>
              </table:table-cell>
              <table:table-cell office:value-type="float" office:value="0.0803472081255736">
                <text:p>0.0803472081255736</text:p>
              </table:table-cell>
              <table:table-cell office:value-type="float" office:value="0.9301">
                <text:p>0.93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5101">
                <text:p>0.515101</text:p>
              </table:table-cell>
              <table:table-cell office:value-type="float" office:value="0.06232897047963">
                <text:p>0.06232897047963</text:p>
              </table:table-cell>
              <table:table-cell office:value-type="float" office:value="0.9314">
                <text:p>0.9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9425">
                <text:p>0.529425</text:p>
              </table:table-cell>
              <table:table-cell office:value-type="float" office:value="0.0354304164697729">
                <text:p>0.0354304164697729</text:p>
              </table:table-cell>
              <table:table-cell office:value-type="float" office:value="0.9308">
                <text:p>0.9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5212">
                <text:p>0.515212</text:p>
              </table:table-cell>
              <table:table-cell office:value-type="float" office:value="0.0638067395912345">
                <text:p>0.0638067395912345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8321">
                <text:p>0.518321</text:p>
              </table:table-cell>
              <table:table-cell office:value-type="float" office:value="0.0639799126679225">
                <text:p>0.0639799126679225</text:p>
              </table:table-cell>
              <table:table-cell office:value-type="float" office:value="0.9212">
                <text:p>0.9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8654">
                <text:p>0.518654</text:p>
              </table:table-cell>
              <table:table-cell office:value-type="float" office:value="0.0557866875867712">
                <text:p>0.0557866875867712</text:p>
              </table:table-cell>
              <table:table-cell office:value-type="float" office:value="0.9353">
                <text:p>0.9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0979">
                <text:p>0.530979</text:p>
              </table:table-cell>
              <table:table-cell office:value-type="float" office:value="0.0549192017956509">
                <text:p>0.0549192017956509</text:p>
              </table:table-cell>
              <table:table-cell office:value-type="float" office:value="0.9337">
                <text:p>0.93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5532">
                <text:p>0.535532</text:p>
              </table:table-cell>
              <table:table-cell office:value-type="float" office:value="0.0467911773139703">
                <text:p>0.0467911773139703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787">
                <text:p>0.52787</text:p>
              </table:table-cell>
              <table:table-cell office:value-type="float" office:value="0.0509662679378997">
                <text:p>0.050966267937899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5539">
                <text:p>0.525539</text:p>
              </table:table-cell>
              <table:table-cell office:value-type="float" office:value="0.0368783081931896">
                <text:p>0.0368783081931896</text:p>
              </table:table-cell>
              <table:table-cell office:value-type="float" office:value="0.9341">
                <text:p>0.9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3089">
                <text:p>0.533089</text:p>
              </table:table-cell>
              <table:table-cell office:value-type="float" office:value="0.0618448803761018">
                <text:p>0.061844880376101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35199">
                <text:p>0.535199</text:p>
              </table:table-cell>
              <table:table-cell office:value-type="float" office:value="0.0527649312499279">
                <text:p>0.0527649312499279</text:p>
              </table:table-cell>
              <table:table-cell office:value-type="float" office:value="0.9352">
                <text:p>0.9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2652">
                <text:p>0.522652</text:p>
              </table:table-cell>
              <table:table-cell office:value-type="float" office:value="0.0439993735505348">
                <text:p>0.0439993735505348</text:p>
              </table:table-cell>
              <table:table-cell office:value-type="float" office:value="0.9342">
                <text:p>0.9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676">
                <text:p>0.52676</text:p>
              </table:table-cell>
              <table:table-cell office:value-type="float" office:value="0.049319120728392">
                <text:p>0.049319120728392</text:p>
              </table:table-cell>
              <table:table-cell office:value-type="float" office:value="0.9347">
                <text:p>0.9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39862">
                <text:p>0.539862</text:p>
              </table:table-cell>
              <table:table-cell office:value-type="float" office:value="0.0429464503438844">
                <text:p>0.0429464503438844</text:p>
              </table:table-cell>
              <table:table-cell office:value-type="float" office:value="0.9344">
                <text:p>0.9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58cm" svg:height="16.859cm" xlink:href=".." xlink:type="simple" chart:class="chart:line" chart:style-name="ch1">
        <chart:title svg:x="10.245cm" svg:y="0.473cm" chart:style-name="ch2">
          <text:p>三層CNN、count、雑巾絞り</text:p>
        </chart:title>
        <chart:legend chart:legend-position="end" svg:x="24.276cm" svg:y="7.632cm" style:legend-expansion="high" chart:style-name="ch3"/>
        <chart:plot-area chart:style-name="ch4" table:cell-range-address="'三層CNN、count、雑巾絞り'.E1:'三層CNN、count、雑巾絞り'.G33" chart:data-source-has-labels="row" svg:x="0.535cm" svg:y="1.747cm" svg:width="23.206cm" svg:height="14.775cm">
          <chartooo:coordinate-region svg:x="1.262cm" svg:y="1.946cm" svg:width="22.292cm" svg:height="13.9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三層CNN、count、雑巾絞り'.E2:'三層CNN、count、雑巾絞り'.E33" chart:label-cell-address="'三層CNN、count、雑巾絞り'.E1:'三層CNN、count、雑巾絞り'.E1" chart:class="chart:line">
            <chart:data-point chart:repeated="32"/>
          </chart:series>
          <chart:series chart:style-name="ch9" chart:values-cell-range-address="'三層CNN、count、雑巾絞り'.F2:'三層CNN、count、雑巾絞り'.F33" chart:label-cell-address="'三層CNN、count、雑巾絞り'.F1:'三層CNN、count、雑巾絞り'.F1" chart:class="chart:line">
            <chart:data-point chart:repeated="32"/>
          </chart:series>
          <chart:series chart:style-name="ch10" chart:values-cell-range-address="'三層CNN、count、雑巾絞り'.G2:'三層CNN、count、雑巾絞り'.G33" chart:label-cell-address="'三層CNN、count、雑巾絞り'.G1:'三層CNN、count、雑巾絞り'.G1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三層CNN、count、雑巾絞り'.E1:'三層CNN、count、雑巾絞り'.E1</svg:desc>
                </draw:g>
              </table:table-cell>
              <table:table-cell office:value-type="string">
                <text:p>loss</text:p>
                <draw:g>
                  <svg:desc>'三層CNN、count、雑巾絞り'.F1:'三層CNN、count、雑巾絞り'.F1</svg:desc>
                </draw:g>
              </table:table-cell>
              <table:table-cell office:value-type="string">
                <text:p>ans</text:p>
                <draw:g>
                  <svg:desc>'三層CNN、count、雑巾絞り'.G1:'三層CNN、count、雑巾絞り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6629">
                <text:p>0.556629</text:p>
                <draw:g>
                  <svg:desc>'三層CNN、count、雑巾絞り'.E2:'三層CNN、count、雑巾絞り'.E33</svg:desc>
                </draw:g>
              </table:table-cell>
              <table:table-cell office:value-type="float" office:value="0.683183199080167">
                <text:p>0.683183199080167</text:p>
                <draw:g>
                  <svg:desc>'三層CNN、count、雑巾絞り'.F2:'三層CNN、count、雑巾絞り'.F33</svg:desc>
                </draw:g>
              </table:table-cell>
              <table:table-cell office:value-type="float" office:value="0.6864">
                <text:p>0.6864</text:p>
                <draw:g>
                  <svg:desc>'三層CNN、count、雑巾絞り'.G2:'三層CNN、count、雑巾絞り'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676">
                <text:p>0.52676</text:p>
              </table:table-cell>
              <table:table-cell office:value-type="float" office:value="0.598394970772471">
                <text:p>0.598394970772471</text:p>
              </table:table-cell>
              <table:table-cell office:value-type="float" office:value="0.7498">
                <text:p>0.7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0855">
                <text:p>0.550855</text:p>
              </table:table-cell>
              <table:table-cell office:value-type="float" office:value="0.39036311064997">
                <text:p>0.39036311064997</text:p>
              </table:table-cell>
              <table:table-cell office:value-type="float" office:value="0.7796">
                <text:p>0.7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7837">
                <text:p>0.577837</text:p>
              </table:table-cell>
              <table:table-cell office:value-type="float" office:value="0.463840667434833">
                <text:p>0.463840667434833</text:p>
              </table:table-cell>
              <table:table-cell office:value-type="float" office:value="0.7835">
                <text:p>0.7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9065">
                <text:p>0.569065</text:p>
              </table:table-cell>
              <table:table-cell office:value-type="float" office:value="0.502474151328206">
                <text:p>0.502474151328206</text:p>
              </table:table-cell>
              <table:table-cell office:value-type="float" office:value="0.7938">
                <text:p>0.7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1077">
                <text:p>0.551077</text:p>
              </table:table-cell>
              <table:table-cell office:value-type="float" office:value="0.60012778968921">
                <text:p>0.60012778968921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6427">
                <text:p>0.526427</text:p>
              </table:table-cell>
              <table:table-cell office:value-type="float" office:value="0.530379477613566">
                <text:p>0.530379477613566</text:p>
              </table:table-cell>
              <table:table-cell office:value-type="float" office:value="0.7901">
                <text:p>0.7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034">
                <text:p>0.49034</text:p>
              </table:table-cell>
              <table:table-cell office:value-type="float" office:value="0.491963112339128">
                <text:p>0.491963112339128</text:p>
              </table:table-cell>
              <table:table-cell office:value-type="float" office:value="0.7989">
                <text:p>0.7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318">
                <text:p>0.56318</text:p>
              </table:table-cell>
              <table:table-cell office:value-type="float" office:value="0.961192296417604">
                <text:p>0.961192296417604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7217">
                <text:p>0.507217</text:p>
              </table:table-cell>
              <table:table-cell office:value-type="float" office:value="0.525610492090035">
                <text:p>0.525610492090035</text:p>
              </table:table-cell>
              <table:table-cell office:value-type="float" office:value="0.8041">
                <text:p>0.8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559">
                <text:p>0.61559</text:p>
              </table:table-cell>
              <table:table-cell office:value-type="float" office:value="0.544126594396147">
                <text:p>0.544126594396147</text:p>
              </table:table-cell>
              <table:table-cell office:value-type="float" office:value="0.7925">
                <text:p>0.7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5219">
                <text:p>0.505219</text:p>
              </table:table-cell>
              <table:table-cell office:value-type="float" office:value="0.566070805005237">
                <text:p>0.566070805005237</text:p>
              </table:table-cell>
              <table:table-cell office:value-type="float" office:value="0.7953">
                <text:p>0.7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7759">
                <text:p>0.527759</text:p>
              </table:table-cell>
              <table:table-cell office:value-type="float" office:value="0.618994873298741">
                <text:p>0.618994873298741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3997">
                <text:p>0.503997</text:p>
              </table:table-cell>
              <table:table-cell office:value-type="float" office:value="0.398660564679555">
                <text:p>0.398660564679555</text:p>
              </table:table-cell>
              <table:table-cell office:value-type="float" office:value="0.8043">
                <text:p>0.8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8106">
                <text:p>0.508106</text:p>
              </table:table-cell>
              <table:table-cell office:value-type="float" office:value="0.498604709234874">
                <text:p>0.498604709234874</text:p>
              </table:table-cell>
              <table:table-cell office:value-type="float" office:value="0.8081">
                <text:p>0.8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2456">
                <text:p>0.482456</text:p>
              </table:table-cell>
              <table:table-cell office:value-type="float" office:value="0.376576726387241">
                <text:p>0.376576726387241</text:p>
              </table:table-cell>
              <table:table-cell office:value-type="float" office:value="0.8131">
                <text:p>0.8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4586">
                <text:p>0.454586</text:p>
              </table:table-cell>
              <table:table-cell office:value-type="float" office:value="0.470970078157104">
                <text:p>0.470970078157104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109">
                <text:p>0.53109</text:p>
              </table:table-cell>
              <table:table-cell office:value-type="float" office:value="0.558555608904947">
                <text:p>0.558555608904947</text:p>
              </table:table-cell>
              <table:table-cell office:value-type="float" office:value="0.8155">
                <text:p>0.8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2429">
                <text:p>0.522429</text:p>
              </table:table-cell>
              <table:table-cell office:value-type="float" office:value="0.495374238011327">
                <text:p>0.495374238011327</text:p>
              </table:table-cell>
              <table:table-cell office:value-type="float" office:value="0.8143">
                <text:p>0.8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8445">
                <text:p>0.498445</text:p>
              </table:table-cell>
              <table:table-cell office:value-type="float" office:value="0.362176741303739">
                <text:p>0.362176741303739</text:p>
              </table:table-cell>
              <table:table-cell office:value-type="float" office:value="0.8047">
                <text:p>0.8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2436">
                <text:p>0.512436</text:p>
              </table:table-cell>
              <table:table-cell office:value-type="float" office:value="0.397203965081149">
                <text:p>0.397203965081149</text:p>
              </table:table-cell>
              <table:table-cell office:value-type="float" office:value="0.8198">
                <text:p>0.8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5905">
                <text:p>0.475905</text:p>
              </table:table-cell>
              <table:table-cell office:value-type="float" office:value="0.342871651741653">
                <text:p>0.342871651741653</text:p>
              </table:table-cell>
              <table:table-cell office:value-type="float" office:value="0.8197">
                <text:p>0.8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4199">
                <text:p>0.534199</text:p>
              </table:table-cell>
              <table:table-cell office:value-type="float" office:value="0.411143329272118">
                <text:p>0.411143329272118</text:p>
              </table:table-cell>
              <table:table-cell office:value-type="float" office:value="0.8223">
                <text:p>0.8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2998">
                <text:p>0.502998</text:p>
              </table:table-cell>
              <table:table-cell office:value-type="float" office:value="0.377864186057909">
                <text:p>0.377864186057909</text:p>
              </table:table-cell>
              <table:table-cell office:value-type="float" office:value="0.8242">
                <text:p>0.8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4637">
                <text:p>0.544637</text:p>
              </table:table-cell>
              <table:table-cell office:value-type="float" office:value="0.393508275832014">
                <text:p>0.393508275832014</text:p>
              </table:table-cell>
              <table:table-cell office:value-type="float" office:value="0.8216">
                <text:p>0.8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4219">
                <text:p>0.504219</text:p>
              </table:table-cell>
              <table:table-cell office:value-type="float" office:value="0.430540315579333">
                <text:p>0.430540315579333</text:p>
              </table:table-cell>
              <table:table-cell office:value-type="float" office:value="0.8263">
                <text:p>0.8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0977">
                <text:p>0.550977</text:p>
              </table:table-cell>
              <table:table-cell office:value-type="float" office:value="0.466753740922211">
                <text:p>0.466753740922211</text:p>
              </table:table-cell>
              <table:table-cell office:value-type="float" office:value="0.8262">
                <text:p>0.8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8321">
                <text:p>0.518321</text:p>
              </table:table-cell>
              <table:table-cell office:value-type="float" office:value="0.456633941232977">
                <text:p>0.456633941232977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6023">
                <text:p>0.466023</text:p>
              </table:table-cell>
              <table:table-cell office:value-type="float" office:value="0.351374425258052">
                <text:p>0.351374425258052</text:p>
              </table:table-cell>
              <table:table-cell office:value-type="float" office:value="0.8238">
                <text:p>0.8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1861">
                <text:p>0.541861</text:p>
              </table:table-cell>
              <table:table-cell office:value-type="float" office:value="0.406041573129477">
                <text:p>0.406041573129477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322">
                <text:p>0.50322</text:p>
              </table:table-cell>
              <table:table-cell office:value-type="float" office:value="0.17998655328202">
                <text:p>0.17998655328202</text:p>
              </table:table-cell>
              <table:table-cell office:value-type="float" office:value="0.8266">
                <text:p>0.8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2298">
                <text:p>0.552298</text:p>
              </table:table-cell>
              <table:table-cell office:value-type="float" office:value="0.43701530388366">
                <text:p>0.43701530388366</text:p>
              </table:table-cell>
              <table:table-cell office:value-type="float" office:value="0.8348">
                <text:p>0.83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53cm" svg:height="14.972cm" xlink:href=".." xlink:type="simple" chart:class="chart:line" chart:style-name="ch1">
        <chart:title svg:x="8.823cm" svg:y="0.435cm" chart:style-name="ch2">
          <text:p>三層CNN、ordinal、雑巾絞り</text:p>
        </chart:title>
        <chart:legend chart:legend-position="end" svg:x="21.671cm" svg:y="6.689cm" style:legend-expansion="high" chart:style-name="ch3"/>
        <chart:plot-area chart:style-name="ch4" table:cell-range-address="'三層CNN、ordinal、雑巾絞り'.E1:'三層CNN、ordinal、雑巾絞り'.G33" chart:data-source-has-labels="row" svg:x="0.483cm" svg:y="1.671cm" svg:width="20.705cm" svg:height="13.002cm">
          <chartooo:coordinate-region svg:x="1.21cm" svg:y="1.87cm" svg:width="19.792cm" svg:height="12.1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三層CNN、ordinal、雑巾絞り'.E2:'三層CNN、ordinal、雑巾絞り'.E33" chart:label-cell-address="'三層CNN、ordinal、雑巾絞り'.E1:'三層CNN、ordinal、雑巾絞り'.E1" chart:class="chart:line">
            <chart:data-point chart:repeated="32"/>
          </chart:series>
          <chart:series chart:style-name="ch9" chart:values-cell-range-address="'三層CNN、ordinal、雑巾絞り'.F2:'三層CNN、ordinal、雑巾絞り'.F33" chart:label-cell-address="'三層CNN、ordinal、雑巾絞り'.F1:'三層CNN、ordinal、雑巾絞り'.F1" chart:class="chart:line">
            <chart:data-point chart:repeated="32"/>
          </chart:series>
          <chart:series chart:style-name="ch10" chart:values-cell-range-address="'三層CNN、ordinal、雑巾絞り'.G2:'三層CNN、ordinal、雑巾絞り'.G33" chart:label-cell-address="'三層CNN、ordinal、雑巾絞り'.G1:'三層CNN、ordinal、雑巾絞り'.G1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三層CNN、ordinal、雑巾絞り'.E1:'三層CNN、ordinal、雑巾絞り'.E1</svg:desc>
                </draw:g>
              </table:table-cell>
              <table:table-cell office:value-type="string">
                <text:p>loss</text:p>
                <draw:g>
                  <svg:desc>'三層CNN、ordinal、雑巾絞り'.F1:'三層CNN、ordinal、雑巾絞り'.F1</svg:desc>
                </draw:g>
              </table:table-cell>
              <table:table-cell office:value-type="string">
                <text:p>ans</text:p>
                <draw:g>
                  <svg:desc>'三層CNN、ordinal、雑巾絞り'.G1:'三層CNN、ordinal、雑巾絞り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2521">
                <text:p>0.552521</text:p>
                <draw:g>
                  <svg:desc>'三層CNN、ordinal、雑巾絞り'.E2:'三層CNN、ordinal、雑巾絞り'.E33</svg:desc>
                </draw:g>
              </table:table-cell>
              <table:table-cell office:value-type="float" office:value="1.04765075037351">
                <text:p>1.04765075037351</text:p>
                <draw:g>
                  <svg:desc>'三層CNN、ordinal、雑巾絞り'.F2:'三層CNN、ordinal、雑巾絞り'.F33</svg:desc>
                </draw:g>
              </table:table-cell>
              <table:table-cell office:value-type="float" office:value="0.7459">
                <text:p>0.7459</text:p>
                <draw:g>
                  <svg:desc>'三層CNN、ordinal、雑巾絞り'.G2:'三層CNN、ordinal、雑巾絞り'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785">
                <text:p>0.55785</text:p>
              </table:table-cell>
              <table:table-cell office:value-type="float" office:value="0.645299295231216">
                <text:p>0.645299295231216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9183">
                <text:p>0.559183</text:p>
              </table:table-cell>
              <table:table-cell office:value-type="float" office:value="0.692578638095885">
                <text:p>0.692578638095885</text:p>
              </table:table-cell>
              <table:table-cell office:value-type="float" office:value="0.8472">
                <text:p>0.8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175">
                <text:p>0.54175</text:p>
              </table:table-cell>
              <table:table-cell office:value-type="float" office:value="0.499806634664084">
                <text:p>0.499806634664084</text:p>
              </table:table-cell>
              <table:table-cell office:value-type="float" office:value="0.8695">
                <text:p>0.8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5747">
                <text:p>0.545747</text:p>
              </table:table-cell>
              <table:table-cell office:value-type="float" office:value="0.557117979088172">
                <text:p>0.557117979088172</text:p>
              </table:table-cell>
              <table:table-cell office:value-type="float" office:value="0.8764">
                <text:p>0.8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2285">
                <text:p>0.572285</text:p>
              </table:table-cell>
              <table:table-cell office:value-type="float" office:value="0.657176043318712">
                <text:p>0.657176043318712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429">
                <text:p>0.56429</text:p>
              </table:table-cell>
              <table:table-cell office:value-type="float" office:value="0.533729277925354">
                <text:p>0.533729277925354</text:p>
              </table:table-cell>
              <table:table-cell office:value-type="float" office:value="0.8761">
                <text:p>0.8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1306">
                <text:p>0.541306</text:p>
              </table:table-cell>
              <table:table-cell office:value-type="float" office:value="0.384104622671237">
                <text:p>0.384104622671237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5519">
                <text:p>0.555519</text:p>
              </table:table-cell>
              <table:table-cell office:value-type="float" office:value="0.680801386671521">
                <text:p>0.680801386671521</text:p>
              </table:table-cell>
              <table:table-cell office:value-type="float" office:value="0.8804">
                <text:p>0.8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674">
                <text:p>0.55674</text:p>
              </table:table-cell>
              <table:table-cell office:value-type="float" office:value="0.412943566635937">
                <text:p>0.412943566635937</text:p>
              </table:table-cell>
              <table:table-cell office:value-type="float" office:value="0.8986">
                <text:p>0.8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7844">
                <text:p>0.567844</text:p>
              </table:table-cell>
              <table:table-cell office:value-type="float" office:value="0.31609329101421">
                <text:p>0.31609329101421</text:p>
              </table:table-cell>
              <table:table-cell office:value-type="float" office:value="0.9049">
                <text:p>0.9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64">
                <text:p>0.5664</text:p>
              </table:table-cell>
              <table:table-cell office:value-type="float" office:value="0.271165126213082">
                <text:p>0.271165126213082</text:p>
              </table:table-cell>
              <table:table-cell office:value-type="float" office:value="0.9055">
                <text:p>0.9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0286">
                <text:p>0.570286</text:p>
              </table:table-cell>
              <table:table-cell office:value-type="float" office:value="0.308160008001634">
                <text:p>0.308160008001634</text:p>
              </table:table-cell>
              <table:table-cell office:value-type="float" office:value="0.9124">
                <text:p>0.9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962">
                <text:p>0.56962</text:p>
              </table:table-cell>
              <table:table-cell office:value-type="float" office:value="0.251063235496964">
                <text:p>0.251063235496964</text:p>
              </table:table-cell>
              <table:table-cell office:value-type="float" office:value="0.9161">
                <text:p>0.9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8399">
                <text:p>0.568399</text:p>
              </table:table-cell>
              <table:table-cell office:value-type="float" office:value="0.304472869935822">
                <text:p>0.304472869935822</text:p>
              </table:table-cell>
              <table:table-cell office:value-type="float" office:value="0.9129">
                <text:p>0.9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9189">
                <text:p>0.549189</text:p>
              </table:table-cell>
              <table:table-cell office:value-type="float" office:value="0.212567668355884">
                <text:p>0.212567668355884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9065">
                <text:p>0.569065</text:p>
              </table:table-cell>
              <table:table-cell office:value-type="float" office:value="0.199634179004405">
                <text:p>0.199634179004405</text:p>
              </table:table-cell>
              <table:table-cell office:value-type="float" office:value="0.9227">
                <text:p>0.9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4284">
                <text:p>0.574284</text:p>
              </table:table-cell>
              <table:table-cell office:value-type="float" office:value="0.172802684546679">
                <text:p>0.172802684546679</text:p>
              </table:table-cell>
              <table:table-cell office:value-type="float" office:value="0.9257">
                <text:p>0.9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1064">
                <text:p>0.571064</text:p>
              </table:table-cell>
              <table:table-cell office:value-type="float" office:value="0.192183527796784">
                <text:p>0.192183527796784</text:p>
              </table:table-cell>
              <table:table-cell office:value-type="float" office:value="0.9217">
                <text:p>0.9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173">
                <text:p>0.57173</text:p>
              </table:table-cell>
              <table:table-cell office:value-type="float" office:value="0.17870975811909">
                <text:p>0.17870975811909</text:p>
              </table:table-cell>
              <table:table-cell office:value-type="float" office:value="0.9253">
                <text:p>0.9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60404">
                <text:p>0.560404</text:p>
              </table:table-cell>
              <table:table-cell office:value-type="float" office:value="0.199581077203652">
                <text:p>0.199581077203652</text:p>
              </table:table-cell>
              <table:table-cell office:value-type="float" office:value="0.9246">
                <text:p>0.9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2736">
                <text:p>0.562736</text:p>
              </table:table-cell>
              <table:table-cell office:value-type="float" office:value="0.247970071557059">
                <text:p>0.247970071557059</text:p>
              </table:table-cell>
              <table:table-cell office:value-type="float" office:value="0.9177">
                <text:p>0.9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3291">
                <text:p>0.563291</text:p>
              </table:table-cell>
              <table:table-cell office:value-type="float" office:value="0.194314050500855">
                <text:p>0.194314050500855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0953">
                <text:p>0.570953</text:p>
              </table:table-cell>
              <table:table-cell office:value-type="float" office:value="0.175843232757716">
                <text:p>0.175843232757716</text:p>
              </table:table-cell>
              <table:table-cell office:value-type="float" office:value="0.9295">
                <text:p>0.9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5727">
                <text:p>0.575727</text:p>
              </table:table-cell>
              <table:table-cell office:value-type="float" office:value="0.281642279482307">
                <text:p>0.281642279482307</text:p>
              </table:table-cell>
              <table:table-cell office:value-type="float" office:value="0.9248">
                <text:p>0.9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0509">
                <text:p>0.570509</text:p>
              </table:table-cell>
              <table:table-cell office:value-type="float" office:value="0.186831021644516">
                <text:p>0.186831021644516</text:p>
              </table:table-cell>
              <table:table-cell office:value-type="float" office:value="0.9267">
                <text:p>0.9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72507">
                <text:p>0.572507</text:p>
              </table:table-cell>
              <table:table-cell office:value-type="float" office:value="0.184406833489287">
                <text:p>0.184406833489287</text:p>
              </table:table-cell>
              <table:table-cell office:value-type="float" office:value="0.9318">
                <text:p>0.9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5283">
                <text:p>0.575283</text:p>
              </table:table-cell>
              <table:table-cell office:value-type="float" office:value="0.183467129750524">
                <text:p>0.183467129750524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9509">
                <text:p>0.569509</text:p>
              </table:table-cell>
              <table:table-cell office:value-type="float" office:value="0.189634805322037">
                <text:p>0.189634805322037</text:p>
              </table:table-cell>
              <table:table-cell office:value-type="float" office:value="0.9328">
                <text:p>0.9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59627">
                <text:p>0.559627</text:p>
              </table:table-cell>
              <table:table-cell office:value-type="float" office:value="0.205524266571305">
                <text:p>0.205524266571305</text:p>
              </table:table-cell>
              <table:table-cell office:value-type="float" office:value="0.9348">
                <text:p>0.9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59072">
                <text:p>0.559072</text:p>
              </table:table-cell>
              <table:table-cell office:value-type="float" office:value="0.146081446457688">
                <text:p>0.146081446457688</text:p>
              </table:table-cell>
              <table:table-cell office:value-type="float" office:value="0.9371">
                <text:p>0.93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0398">
                <text:p>0.570398</text:p>
              </table:table-cell>
              <table:table-cell office:value-type="float" office:value="0.140257009012685">
                <text:p>0.140257009012685</text:p>
              </table:table-cell>
              <table:table-cell office:value-type="float" office:value="0.9386">
                <text:p>0.93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